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9265" officeooo:paragraph-rsid="00079265" style:font-weight-asian="bold" style:font-weight-complex="bold"/>
    </style:style>
    <style:style style:name="P2" style:family="paragraph" style:parent-style-name="Standard">
      <style:paragraph-properties fo:text-align="center" style:justify-single-word="false"/>
      <style:text-properties fo:font-size="16pt" fo:font-weight="bold" officeooo:rsid="00079265" officeooo:paragraph-rsid="00079265" style:font-size-asian="16pt" style:font-weight-asian="bold" style:font-size-complex="16pt" style:font-weight-complex="bold"/>
    </style:style>
    <style:style style:name="P3"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fo:font-weight="bold" officeooo:rsid="00079265" officeooo:paragraph-rsid="00079265" style:font-weight-asian="bold" style:font-weight-complex="bold"/>
    </style:style>
    <style:style style:name="P4"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weight="bold" officeooo:rsid="00079265" officeooo:paragraph-rsid="00079265" style:font-weight-asian="bold" style:font-weight-complex="bold"/>
    </style:style>
    <style:style style:name="P5" style:family="paragraph" style:parent-style-name="Standard">
      <loext:graphic-properties draw:fill="none"/>
      <style:paragraph-properties fo:margin-left="0.5in" fo:margin-right="0.4366in" fo:text-align="center" style:justify-single-word="false" fo:text-indent="0in" style:auto-text-indent="false" fo:background-color="transparent"/>
      <style:text-properties fo:font-weight="normal" officeooo:rsid="00079265" officeooo:paragraph-rsid="00079265" style:font-weight-asian="normal" style:font-weight-complex="normal"/>
    </style:style>
    <style:style style:name="P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fo:font-weight="bold" officeooo:paragraph-rsid="0008919a"/>
    </style:style>
    <style:style style:name="P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0c8573" officeooo:paragraph-rsid="000c8573" style:font-size-asian="12.25pt" style:font-weight-asian="bold" style:font-size-complex="14pt" style:font-weight-complex="bold"/>
    </style:style>
    <style:style style:name="P8" style:family="paragraph" style:parent-style-name="Standard" style:master-page-name="">
      <loext:graphic-properties draw:fill="none"/>
      <style:paragraph-properties fo:margin-left="0in" fo:margin-right="0in" fo:text-align="start" style:justify-single-word="false" fo:text-indent="0in" style:auto-text-indent="false" style:page-number="auto" fo:break-before="page" fo:background-color="transparent"/>
      <style:text-properties fo:font-size="14pt" fo:font-weight="bold" officeooo:rsid="0008919a" officeooo:paragraph-rsid="0008919a" style:font-size-asian="12.25pt" style:font-weight-asian="bold" style:font-size-complex="14pt" style:font-weight-complex="bold"/>
    </style:style>
    <style:style style:name="P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Liberation Serif" fo:font-size="12pt" fo:letter-spacing="normal" fo:font-style="normal" fo:font-weight="normal" officeooo:rsid="000c8573" officeooo:paragraph-rsid="0008919a" style:font-size-asian="10.5pt" style:font-weight-asian="normal" style:font-size-complex="12pt" style:font-weight-complex="normal"/>
    </style:style>
    <style:style style:name="P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Liberation Serif" fo:font-size="12pt" fo:letter-spacing="normal" fo:font-style="normal" fo:font-weight="normal" officeooo:rsid="000e71c8" officeooo:paragraph-rsid="000c8573" style:font-size-asian="10.5pt" style:font-weight-asian="normal" style:font-size-complex="12pt" style:font-weight-complex="normal"/>
    </style:style>
    <style:style style:name="P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Liberation Serif" fo:font-size="10.5pt" fo:letter-spacing="normal" fo:font-style="normal" fo:font-weight="normal" officeooo:rsid="000c8573" officeooo:paragraph-rsid="0008919a" style:font-size-asian="12.25pt" style:font-weight-asian="bold" style:font-size-complex="14pt" style:font-weight-complex="bold"/>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0e71c8" officeooo:paragraph-rsid="000e71c8" style:font-size-asian="12.25pt" style:font-weight-asian="bold" style:font-size-complex="14pt" style:font-weight-complex="bold"/>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13874d" officeooo:paragraph-rsid="0013874d" style:font-size-asian="12.25pt" style:font-weight-asian="bold" style:font-size-complex="14pt" style:font-weight-complex="bold"/>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14646b" officeooo:paragraph-rsid="0014646b" style:font-size-asian="12.25pt" style:font-weight-asian="bold" style:font-size-complex="14pt" style:font-weight-complex="bold"/>
    </style:style>
    <style:style style:name="P15"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variant="normal" fo:text-transform="none" fo:color="#252525" style:font-name="sans-serif" fo:font-size="14pt" fo:letter-spacing="normal" fo:font-style="normal" fo:font-weight="bold" officeooo:rsid="0014646b" officeooo:paragraph-rsid="0014646b"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6pt" fo:font-weight="bold" officeooo:rsid="0011d122" officeooo:paragraph-rsid="0011d122"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d122" style:font-weight-asian="normal" style:font-weight-complex="normal"/>
    </style:style>
    <style:style style:name="T3" style:family="text">
      <style:text-properties style:text-position="0% 100%" fo:font-weight="normal" officeooo:rsid="00080130" style:font-weight-asian="normal" style:font-weight-complex="normal"/>
    </style:style>
    <style:style style:name="T4" style:family="text">
      <style:text-properties style:text-position="0% 100%" fo:font-weight="normal" officeooo:rsid="0011f8a0" style:font-weight-asian="normal" style:font-weight-complex="normal"/>
    </style:style>
    <style:style style:name="T5" style:family="text">
      <style:text-properties fo:font-size="12pt" fo:font-weight="normal" officeooo:rsid="0012ac3d" style:font-size-asian="10.5pt" style:font-weight-asian="normal" style:font-size-complex="12pt" style:font-weight-complex="normal"/>
    </style:style>
    <style:style style:name="T6" style:family="text">
      <style:text-properties fo:font-size="12pt" fo:font-weight="normal" officeooo:rsid="001384d5" style:font-size-asian="10.5pt" style:font-weight-asian="normal" style:font-size-complex="12pt" style:font-weight-complex="normal"/>
    </style:style>
    <style:style style:name="T7" style:family="text">
      <style:text-properties officeooo:rsid="0008919a" style:font-size-asian="12.25pt" style:font-weight-asian="bold" style:font-size-complex="14pt" style:font-weight-complex="bold"/>
    </style:style>
    <style:style style:name="T8" style:family="text">
      <style:text-properties fo:color="#000000" style:font-name="Liberation Serif"/>
    </style:style>
    <style:style style:name="T9" style:family="text">
      <style:text-properties fo:color="#000000" style:font-name="Liberation Serif" fo:font-size="12pt" fo:font-weight="normal" style:font-size-asian="10.5pt" style:font-weight-asian="normal" style:font-size-complex="12pt" style:font-weight-complex="normal"/>
    </style:style>
    <style:style style:name="T10" style:family="text">
      <style:text-properties fo:color="#000000" style:font-name="Liberation Serif" fo:font-size="12pt" fo:font-weight="normal" officeooo:rsid="000e71c8" style:font-size-asian="10.5pt" style:font-weight-asian="normal" style:font-size-complex="12pt" style:font-weight-complex="normal"/>
    </style:style>
    <style:style style:name="T11" style:family="text">
      <style:text-properties fo:color="#000000" style:font-name="Liberation Serif" fo:font-size="12pt" fo:font-weight="normal" officeooo:rsid="0012ac3d" style:font-size-asian="10.5pt" style:font-weight-asian="normal" style:font-size-complex="12pt" style:font-weight-complex="normal"/>
    </style:style>
    <style:style style:name="T12" style:family="text">
      <style:text-properties fo:color="#000000" style:font-name="Liberation Serif" fo:font-size="12pt" fo:font-weight="normal" officeooo:rsid="001384d5" style:font-size-asian="10.5pt" style:font-weight-asian="normal" style:font-size-complex="12pt" style:font-weight-complex="normal"/>
    </style:style>
    <style:style style:name="T13" style:family="text">
      <style:text-properties fo:color="#000000" style:font-name="Liberation Serif" fo:font-size="12pt" fo:font-weight="normal" officeooo:rsid="0013874d" style:font-size-asian="10.5pt" style:font-weight-asian="normal" style:font-size-complex="12pt" style:font-weight-complex="normal"/>
    </style:style>
    <style:style style:name="T14" style:family="text">
      <style:text-properties fo:color="#000000" style:text-position="0% 100%" style:font-name="Liberation Serif" fo:font-size="12pt" fo:font-weight="normal" style:font-size-asian="10.5pt" style:font-weight-asian="normal" style:font-size-complex="12pt" style:font-weight-complex="normal"/>
    </style:style>
    <style:style style:name="T15" style:family="text">
      <style:text-properties fo:color="#000000" style:text-position="0% 100%" style:font-name="Liberation Serif" fo:font-size="12pt" fo:font-weight="normal" officeooo:rsid="001384d5" style:font-size-asian="10.5pt" style:font-weight-asian="normal" style:font-size-complex="12pt" style:font-weight-complex="normal"/>
    </style:style>
    <style:style style:name="T16" style:family="text">
      <style:text-properties fo:color="#000000" style:text-position="0% 100%" style:font-name="Liberation Serif" fo:font-size="12pt" fo:font-weight="normal" officeooo:rsid="0013874d" style:font-size-asian="10.5pt" style:font-weight-asian="normal" style:font-size-complex="12pt" style:font-weight-complex="normal"/>
    </style:style>
    <style:style style:name="T17" style:family="text">
      <style:text-properties fo:color="#000000" style:text-position="0% 100%" style:font-name="Liberation Serif" fo:font-size="12pt" fo:font-weight="normal" officeooo:rsid="0014646b" style:font-size-asian="10.5pt" style:font-weight-asian="normal" style:font-size-complex="12pt" style:font-weight-complex="normal"/>
    </style:style>
    <style:style style:name="T18" style:family="text">
      <style:text-properties fo:color="#000000" style:text-position="0% 100%" style:font-name="Liberation Serif" fo:font-size="12pt" fo:font-weight="normal" officeooo:rsid="0014afdb" style:font-size-asian="10.5pt" style:font-weight-asian="normal" style:font-size-complex="12pt" style:font-weight-complex="normal"/>
    </style:style>
    <style:style style:name="T19" style:family="text">
      <style:text-properties officeooo:rsid="0011d122"/>
    </style:style>
    <style:style style:name="T20" style:family="text">
      <style:text-properties style:font-name="Liberation Serif1" fo:font-weight="normal" officeooo:rsid="0011d122" style:font-weight-asian="normal" style:font-weight-complex="normal"/>
    </style:style>
    <style:style style:name="T21" style:family="text">
      <style:text-properties style:font-name="Liberation Serif1" fo:font-weight="normal" officeooo:rsid="0011f8a0"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16">Air Resistance Force</text:p>
      <text:p text:style-name="P2"/>
      <text:p text:style-name="P1"/>
      <text:p text:style-name="P3">Abstract: <text:s text:c="2"/><text:span text:style-name="T1">This experiment measured </text:span><text:span text:style-name="T2">the force of air resistance in a system involving objects with varying mass and varying surface area by tracking the free fall motion of the object after being dropped from approximately two meters to the ground</text:span><text:span text:style-name="T1">. The </text:span><text:span text:style-name="T2">force of air resistance can easily be calculated using the following: starting with F = ma, we then calculate the total sum of forces present, </text:span><text:span text:style-name="T20">∑F = F_g </text:span><text:span text:style-name="T21">-</text:span><text:span text:style-name="T20"> </text:span><text:span text:style-name="T21">F_air</text:span><text:span text:style-name="T20">, then F_g -</text:span><text:span text:style-name="T21"> F_air </text:span><text:span text:style-name="T20">= ma, which gives us F_air = m(</text:span><text:span text:style-name="T21">g - a</text:span><text:span text:style-name="T20">)</text:span><text:span text:style-name="T1">. </text:span><text:span text:style-name="T4">Two experiments were conducted wherein multiple trials were conducted. The first experiment involved calculating acceleration of similar object, sponged, and repeating the same experiment while cutting the surface area in half twice for a total of three sets of data. The second involved using different objects, weighted sponged, boxes, and textbooks, and conducting the same experiment using these objects with varying mass and surface area. We found a linear trend between surface area of objects and the force of air resistance on the objects. When recording the motion of the falling objects, t</text:span><text:span text:style-name="T3">he camera was placed on it’s side to reduce as much as possible the systemic error that arises from the rolling shutter of the camera. Insights into how the orientation of the camera affects accuracy in tracking objects </text:span><text:span text:style-name="T4">as well as performing the experiment with enough variance in surface areas </text:span><text:span text:style-name="T3">will be used to guide future experiments, in an attempt to reduce systemic error as much as possible.</text:span></text:p>
      <text:p text:style-name="P4"><text:s/></text:p>
      <text:p text:style-name="P4"/>
      <text:p text:style-name="P5">Report written by: Wesley Harmon</text:p>
      <text:p text:style-name="P5"/>
      <text:p text:style-name="P5">Lab Partner: <text:span text:style-name="T19">Justin Bier</text:span></text:p>
      <text:p text:style-name="P5"/>
      <text:p text:style-name="P5">November <text:span text:style-name="T19">30</text:span>, 2016</text:p>
      <text:p text:style-name="P8"/>
      <text:p text:style-name="P6"><text:span text:style-name="T7">INTRODUCTION: <text:s/></text:span><text:span text:style-name="T5">Initially it may seem as though both surface area and mass would play an important role in calculating the force of air resistance on a falling object, but as we have shown in our experiment, the results simply point out a relationship between surface area and force of air resistance. </text:span><text:span text:style-name="T6">Our goal of this experiment was to show this relationship between surface area and force of air resistance.</text:span><text:span text:style-name="T5"> By ou</text:span><text:span text:style-name="T6">r</text:span><text:span text:style-name="T5"> formula F_air = m(g-a), you can see that calculating the force of air resistance does not involve the use of surface area for any given calculation. The force of air resistance is defined as the resistive force that an object experiences while free-falling in an atmosphere consisting of a relatively constant atmospheric pressure at a given altitude. That is, since all objects we experimented on were dropped from approximately the same altitude, thus removing the variable of having varying atmospheric pressure. Mathematically modeling the force of air resistance on a freely falling object is quite a complex problem, but upon analyzing the free body diagram of said object, it is clear that there is at least one relatively simple way to calculate this force using the formula above.</text:span></text:p>
      <text:p text:style-name="P9"/>
      <text:p text:style-name="P11"/>
      <text:p text:style-name="P7"><text:span text:style-name="T8">PROCEDURE: <text:s text:c="2"/></text:span><text:span text:style-name="T9">For setup, </text:span><text:span text:style-name="T11">two meter sticks were used to allow us to drop all objects from approximately the same height of two meters</text:span><text:span text:style-name="T9">. </text:span><text:span text:style-name="T12">The objects involved in the final experiment were a an empty printer paper box (dropped the bottom facing the ground to avoid extra drag from the open face of the box), </text:span><text:span text:style-name="T13">a textbook, a notebook, an empty video camera box, two sponges taped beside each other, two sponges stacked on top of each other, a single sponge, and the single sponge with a 20g weight added</text:span><text:span text:style-name="T9">. </text:span><text:span text:style-name="T11">Firstly, however, the surface area and mass of all objects were measured and recorded</text:span><text:span text:style-name="T9">. </text:span><text:span text:style-name="T11">For each object, the given object was dropped and its motion from release to the ground was recorded using a video camera placed on its side</text:span><text:span text:style-name="T9">. </text:span><text:span text:style-name="T11">Each object was dropped multiple times, roughly 7 trials for each object</text:span><text:span text:style-name="T9">. </text:span><text:span text:style-name="T11">Motion Tracking Software (Tracker) then allowed one to the track the path of the falling object as it fell to the ground</text:span><text:span text:style-name="T9">. </text:span><text:span text:style-name="T11">Approximately 12 </text:span><text:span text:style-name="T12">frames were used to track the objects’ motion</text:span><text:span text:style-name="T13">s</text:span><text:span text:style-name="T9">. </text:span><text:span text:style-name="T12">Tracker was then formatted to output the velocity of the object with respect to time for the utilized frames and the data was imported into Excel for further analysis for each trial on each object</text:span><text:span text:style-name="T9">. </text:span><text:span text:style-name="T11">The average acceleration was then calculated by using a velocity vs time plot </text:span><text:span text:style-name="T12">for each trial, </text:span><text:span text:style-name="T11">generated in Excel. </text:span><text:span text:style-name="T12">Then, for each object, the force of air resistance was calculated using the above formula: F_air = m(g-a)</text:span><text:span text:style-name="T11">. </text:span><text:span text:style-name="T10">The underlying uncertainty </text:span><text:span text:style-name="T12">for each resistive force on each object <text:s/></text:span><text:span text:style-name="T13">as well as the average acceleration </text:span><text:span text:style-name="T10">could then be calculated.</text:span></text:p>
      <text:p text:style-name="P10"/>
      <text:p text:style-name="P10"/>
      <text:p text:style-name="P12"><text:span text:style-name="T8">RESULTS AND ANALYSIS: <text:s text:c="2"/></text:span><text:span text:style-name="T15">The tables on the next page represent the </text:span><text:span text:style-name="T17">raw </text:span><text:span text:style-name="T15">data obtained from </text:span><text:span text:style-name="T17">three</text:span><text:span text:style-name="T15"> separate experiments, </text:span><text:span text:style-name="T18">where the first column for each trial is Time (t) and the second column is velocity (v_{x})</text:span><text:span text:style-name="T15">. The data shows the velocity of the object with respect to the given time </text:span><text:span text:style-name="T16">for each trial conducted</text:span><text:span text:style-name="T15">. </text:span><text:span text:style-name="T16">The smaller table </text:span><text:span text:style-name="T17">and plot on the following page </text:span><text:span text:style-name="T16">represents the final data, the surface area of each object and it’s corresponding resistive air force. For the first week’s experiment, we encountered an issue when repeating the same experiment and cutting the surface area in half each time; the average acceleration of the smallest surface area was not theoretically possible, so the data was not used. To fix this, the second week’s experiment involved a similar overall strategy but different objects of varying mass and surface area were used instead of simply modifying the same object to produce a different surface area, thus the procedure explains all of the objects that were used only in the second set of experiments. However, data from the two sponges taped together, and then stacked on top of each other, were used because the data was sound. After the second set of experiments we were finally presented with data that was sound compared to our expectation, namely, that the acceleration of any given object could not exceed 9.8 m/s</text:span><text:span text:style-name="T18">^2</text:span><text:span text:style-name="T16">. </text:span></text:p>
      <text:p text:style-name="P12"><text:span text:style-name="T16"/></text:p>
      <text:p text:style-name="P12"><text:soft-page-break/><text:span text:style-name="T16"/></text:p>
      <text:p text:style-name="P13"><text:span text:style-name="T16">T</text:span><text:span text:style-name="T14">able 1: Two sponges taped together side by side with a surface area of 0.026904 m^2</text:span></text:p>
      <text:p text:style-name="P12"><text:span text:style-name="T16"/></text:p>
      <text:p text:style-name="P12"><draw:frame draw:style-name="fr1" draw:name="Object1" text:anchor-type="paragraph" svg:width="6.3472in" svg:height="1.2571in" draw:z-index="0"><draw:object xlink:href="./Object 1" xlink:type="simple" xlink:show="embed" xlink:actuate="onLoad"/><draw:image xlink:href="./ObjectReplacements/Object 1" xlink:type="simple" xlink:show="embed" xlink:actuate="onLoad"/></draw:frame><text:span text:style-name="T16"/></text:p>
      <text:p text:style-name="P12"><text:span text:style-name="T16"/></text:p>
      <text:p text:style-name="P14"><text:span text:style-name="T16">T</text:span><text:span text:style-name="T14">able 2: Empty camera box with a surface area of 0.16300 m^2</text:span></text:p>
      <text:p text:style-name="P14"><text:span text:style-name="T14"/></text:p>
      <text:p text:style-name="P14"><draw:frame draw:style-name="fr2" draw:name="Object2" text:anchor-type="paragraph" svg:y="0in" svg:width="6.3327in" svg:height="1.7547in" draw:z-index="1"><draw:object xlink:href="./Object 2" xlink:type="simple" xlink:show="embed" xlink:actuate="onLoad"/><draw:image xlink:href="./ObjectReplacements/Object 2" xlink:type="simple" xlink:show="embed" xlink:actuate="onLoad"/></draw:frame><text:span text:style-name="T14"/></text:p>
      <text:p text:style-name="P14"><text:span text:style-name="T14"/></text:p>
      <text:p text:style-name="P14"><text:span text:style-name="T14">Table 3: A single sponge (unweighted) with surface area of 0.00931 m^2</text:span></text:p>
      <text:p text:style-name="P14"><text:span text:style-name="T14"/></text:p>
      <text:p text:style-name="P14"><draw:frame draw:style-name="fr1" draw:name="Object3" text:anchor-type="paragraph" svg:width="6.2874in" svg:height="1.4272in" draw:z-index="2"><draw:object xlink:href="./Object 3" xlink:type="simple" xlink:show="embed" xlink:actuate="onLoad"/><draw:image xlink:href="./ObjectReplacements/Object 3" xlink:type="simple" xlink:show="embed" xlink:actuate="onLoad"/></draw:frame><text:span text:style-name="T14"/></text:p>
      <text:p text:style-name="P14"><text:span text:style-name="T14"/></text:p>
      <text:p text:style-name="P14"><text:span text:style-name="T14">From this data, one can see that the average acceleration for each object averaged to a value that is within what we would expect. </text:span><text:span text:style-name="T18">But why would the final experiment from week one, where the surface area was 0.00697 m^2, give us an average acceleration of 11.231 m/s^2?</text:span></text:p>
      <text:p text:style-name="P15"><text:span text:style-name="T14">Table 4: Surface Area of all objects in final report and their corresponding resistive air force</text:span></text:p>
      <text:p text:style-name="P14"><text:span text:style-name="T14"/></text:p>
      <text:p text:style-name="P14"><text:span text:style-name="T14"/></text:p>
      <text:p text:style-name="P14"><draw:frame draw:style-name="fr3" draw:name="Object4" text:anchor-type="paragraph" svg:width="5.6181in" svg:height="1.7252in" draw:z-index="3"><draw:object xlink:href="./Object 4" xlink:type="simple" xlink:show="embed" xlink:actuate="onLoad"/><draw:image xlink:href="./ObjectReplacements/Object 4" xlink:type="simple" xlink:show="embed" xlink:actuate="onLoad"/></draw:frame><text:span text:style-name="T14"/></text:p>
      <text:p text:style-name="P14"><draw:frame draw:style-name="fr1" draw:name="Object5" text:anchor-type="paragraph" svg:width="6.848in" svg:height="3.5409in" draw:z-index="4"><draw:object xlink:href="./Object 5" xlink:type="simple" xlink:show="embed" xlink:actuate="onLoad"/><draw:image xlink:href="./ObjectReplacements/Object 5" xlink:type="simple" xlink:show="embed" xlink:actuate="onLoad"/></draw:frame><text:span text:style-name="T14"/></text:p>
      <text:p text:style-name="P14"><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2:14:16.832605017</meta:creation-date>
    <dc:date>2016-11-30T12:41:07.188096096</dc:date>
    <meta:editing-duration>PT25M38S</meta:editing-duration>
    <meta:editing-cycles>3</meta:editing-cycles>
    <meta:generator>LibreOffice/5.1.4.2$Linux_X86_64 LibreOffice_project/10m0$Build-2</meta:generator>
    <meta:document-statistic meta:table-count="0" meta:image-count="0" meta:object-count="5" meta:page-count="4" meta:paragraph-count="14" meta:word-count="1056" meta:character-count="6238" meta:non-whitespace-character-count="51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79.51pt"/>
    </style:style>
    <style:style style:name="co3" style:family="table-column">
      <style:table-column-properties fo:break-before="auto" style:column-width="67.49pt"/>
    </style:style>
    <style:style style:name="co4" style:family="table-column">
      <style:table-column-properties fo:break-before="auto" style:column-width="63.75pt"/>
    </style:style>
    <style:style style:name="co5" style:family="table-column">
      <style:table-column-properties fo:break-before="auto" style:column-width="65.25pt"/>
    </style:style>
    <style:style style:name="co6" style:family="table-column">
      <style:table-column-properties fo:break-before="auto" style:column-width="72.7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7">
      <style:table-cell-properties style:rotation-align="none"/>
      <style:text-properties style:text-position=""/>
    </style:style>
    <style:style style:name="ce2" style:family="table-cell" style:parent-style-name="Default" style:data-style-name="N127">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3" table:default-cell-style-name="ce2"/>
        <table:table-column table:style-name="co2" table:default-cell-style-name="ce2"/>
        <table:table-column table:style-name="co3"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4" table:number-columns-repeated="2" table:default-cell-style-name="ce2"/>
        <table:table-column table:style-name="co3" table:default-cell-style-name="ce2"/>
        <table:table-column table:style-name="co6" table:default-cell-style-name="ce2"/>
        <table:table-column table:style-name="co3" table:default-cell-style-name="ce2"/>
        <table:table-column table:style-name="co6" table:default-cell-style-name="ce2"/>
        <table:table-column table:style-name="co3" table:default-cell-style-name="ce2"/>
        <table:table-column table:style-name="co4" table:default-cell-style-name="ce2"/>
        <table:table-row table:style-name="ro1">
          <table:table-cell table:style-name="Default" table:number-columns-repeated="20"/>
        </table:table-row>
        <table:table-row table:style-name="ro2">
          <table:table-cell office:value-type="string" calcext:value-type="string">
            <text:p>Trial 1</text:p>
          </table:table-cell>
          <table:table-cell table:style-name="Default"/>
          <table:table-cell office:value-type="string" calcext:value-type="string">
            <text:p>Trial 2</text:p>
          </table:table-cell>
          <table:table-cell table:style-name="Default"/>
          <table:table-cell office:value-type="string" calcext:value-type="string">
            <text:p>Trial 3</text:p>
          </table:table-cell>
          <table:table-cell table:style-name="Default"/>
          <table:table-cell office:value-type="string" calcext:value-type="string">
            <text:p>Trial 4</text:p>
          </table:table-cell>
          <table:table-cell table:style-name="Default"/>
          <table:table-cell office:value-type="string" calcext:value-type="string">
            <text:p>Trial 5</text:p>
          </table:table-cell>
          <table:table-cell table:style-name="Default"/>
          <table:table-cell office:value-type="string" calcext:value-type="string">
            <text:p>Trial 6</text:p>
          </table:table-cell>
          <table:table-cell table:style-name="Default"/>
          <table:table-cell office:value-type="string" calcext:value-type="string">
            <text:p>Trial 7</text:p>
          </table:table-cell>
          <table:table-cell table:style-name="Default"/>
          <table:table-cell office:value-type="string" calcext:value-type="string">
            <text:p>Trial 8</text:p>
          </table:table-cell>
          <table:table-cell table:style-name="Default"/>
          <table:table-cell office:value-type="string" calcext:value-type="string">
            <text:p>Trial 9</text:p>
          </table:table-cell>
          <table:table-cell table:style-name="Default"/>
          <table:table-cell office:value-type="string" calcext:value-type="string">
            <text:p>Trial 10</text:p>
          </table:table-cell>
          <table:table-cell table:style-name="Default"/>
        </table:table-row>
        <table:table-row table:style-name="ro3">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row>
        <table:table-row table:style-name="ro2">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row>
        <table:table-row table:style-name="ro2">
          <table:table-cell office:value-type="float" office:value="4.166666667" calcext:value-type="float">
            <text:p>4.166667</text:p>
          </table:table-cell>
          <table:table-cell table:formula="of:=-302.7184344/100" office:value-type="float" office:value="-3.027184344" calcext:value-type="float">
            <text:p>-3.027184</text:p>
          </table:table-cell>
          <table:table-cell office:value-type="float" office:value="9.733333333" calcext:value-type="float">
            <text:p>9.733333</text:p>
          </table:table-cell>
          <table:table-cell table:formula="of:=-265.9013275/100" office:value-type="float" office:value="-2.659013275" calcext:value-type="float">
            <text:p>-2.659013</text:p>
          </table:table-cell>
          <table:table-cell office:value-type="float" office:value="9.733333333" calcext:value-type="float">
            <text:p>9.733333</text:p>
          </table:table-cell>
          <table:table-cell table:formula="of:=-265.9013275/100" office:value-type="float" office:value="-2.659013275" calcext:value-type="float">
            <text:p>-2.659013</text:p>
          </table:table-cell>
          <table:table-cell office:value-type="float" office:value="19.43333333" calcext:value-type="float">
            <text:p>19.433333</text:p>
          </table:table-cell>
          <table:table-cell table:formula="of:=-257.7197482/100" office:value-type="float" office:value="-2.577197482" calcext:value-type="float">
            <text:p>-2.577197</text:p>
          </table:table-cell>
          <table:table-cell office:value-type="float" office:value="24" calcext:value-type="float">
            <text:p>24.000000</text:p>
          </table:table-cell>
          <table:table-cell table:formula="of:=-286.3552758/100" office:value-type="float" office:value="-2.863552758" calcext:value-type="float">
            <text:p>-2.863553</text:p>
          </table:table-cell>
          <table:table-cell office:value-type="float" office:value="3.433333333" calcext:value-type="float">
            <text:p>3.433333</text:p>
          </table:table-cell>
          <table:table-cell office:value-type="float" office:value="-2.606683676" calcext:value-type="float">
            <text:p>-2.606684</text:p>
          </table:table-cell>
          <table:table-cell office:value-type="float" office:value="9.133333333" calcext:value-type="float">
            <text:p>9.133333</text:p>
          </table:table-cell>
          <table:table-cell office:value-type="float" office:value="-2.56777795" calcext:value-type="float">
            <text:p>-2.567778</text:p>
          </table:table-cell>
          <table:table-cell office:value-type="float" office:value="13.73333333" calcext:value-type="float">
            <text:p>13.733333</text:p>
          </table:table-cell>
          <table:table-cell office:value-type="float" office:value="-2.801212309" calcext:value-type="float">
            <text:p>-2.801212</text:p>
          </table:table-cell>
          <table:table-cell office:value-type="float" office:value="18.86666667" calcext:value-type="float">
            <text:p>18.866667</text:p>
          </table:table-cell>
          <table:table-cell office:value-type="float" office:value="-2.56777795" calcext:value-type="float">
            <text:p>-2.567778</text:p>
          </table:table-cell>
          <table:table-cell office:value-type="float" office:value="23.86666667" calcext:value-type="float">
            <text:p>23.866667</text:p>
          </table:table-cell>
          <table:table-cell office:value-type="float" office:value="-2.56777795" calcext:value-type="float">
            <text:p>-2.567778</text:p>
          </table:table-cell>
        </table:table-row>
        <table:table-row table:style-name="ro2">
          <table:table-cell office:value-type="float" office:value="4.2" calcext:value-type="float">
            <text:p>4.200000</text:p>
          </table:table-cell>
          <table:table-cell table:formula="of:=-335.4447517/100" office:value-type="float" office:value="-3.354447517" calcext:value-type="float">
            <text:p>-3.354448</text:p>
          </table:table-cell>
          <table:table-cell office:value-type="float" office:value="9.766666667" calcext:value-type="float">
            <text:p>9.766667</text:p>
          </table:table-cell>
          <table:table-cell table:formula="of:=-339.5355413/100" office:value-type="float" office:value="-3.395355413" calcext:value-type="float">
            <text:p>-3.395355</text:p>
          </table:table-cell>
          <table:table-cell office:value-type="float" office:value="9.766666667" calcext:value-type="float">
            <text:p>9.766667</text:p>
          </table:table-cell>
          <table:table-cell table:formula="of:=-339.5355413/100" office:value-type="float" office:value="-3.395355413" calcext:value-type="float">
            <text:p>-3.395355</text:p>
          </table:table-cell>
          <table:table-cell office:value-type="float" office:value="19.46666667" calcext:value-type="float">
            <text:p>19.466667</text:p>
          </table:table-cell>
          <table:table-cell table:formula="of:=-294.5368551/100" office:value-type="float" office:value="-2.945368551" calcext:value-type="float">
            <text:p>-2.945369</text:p>
          </table:table-cell>
          <table:table-cell office:value-type="float" office:value="24.03333333" calcext:value-type="float">
            <text:p>24.033333</text:p>
          </table:table-cell>
          <table:table-cell table:formula="of:=-331.353962/100" office:value-type="float" office:value="-3.31353962" calcext:value-type="float">
            <text:p>-3.313540</text:p>
          </table:table-cell>
          <table:table-cell office:value-type="float" office:value="3.466666667" calcext:value-type="float">
            <text:p>3.466667</text:p>
          </table:table-cell>
          <table:table-cell office:value-type="float" office:value="-2.723400856" calcext:value-type="float">
            <text:p>-2.723401</text:p>
          </table:table-cell>
          <table:table-cell office:value-type="float" office:value="9.166666667" calcext:value-type="float">
            <text:p>9.166667</text:p>
          </table:table-cell>
          <table:table-cell office:value-type="float" office:value="-2.295437864" calcext:value-type="float">
            <text:p>-2.295438</text:p>
          </table:table-cell>
          <table:table-cell office:value-type="float" office:value="13.76666667" calcext:value-type="float">
            <text:p>13.766667</text:p>
          </table:table-cell>
          <table:table-cell office:value-type="float" office:value="-2.879023762" calcext:value-type="float">
            <text:p>-2.879024</text:p>
          </table:table-cell>
          <table:table-cell office:value-type="float" office:value="18.9" calcext:value-type="float">
            <text:p>18.900000</text:p>
          </table:table-cell>
          <table:table-cell office:value-type="float" office:value="-2.762306582" calcext:value-type="float">
            <text:p>-2.762307</text:p>
          </table:table-cell>
          <table:table-cell office:value-type="float" office:value="23.9" calcext:value-type="float">
            <text:p>23.900000</text:p>
          </table:table-cell>
          <table:table-cell office:value-type="float" office:value="-2.56777795" calcext:value-type="float">
            <text:p>-2.567778</text:p>
          </table:table-cell>
        </table:table-row>
        <table:table-row table:style-name="ro2">
          <table:table-cell office:value-type="float" office:value="4.233333333" calcext:value-type="float">
            <text:p>4.233333</text:p>
          </table:table-cell>
          <table:table-cell table:formula="of:=-347.7171206/100" office:value-type="float" office:value="-3.477171206" calcext:value-type="float">
            <text:p>-3.477171</text:p>
          </table:table-cell>
          <table:table-cell office:value-type="float" office:value="9.8" calcext:value-type="float">
            <text:p>9.800000</text:p>
          </table:table-cell>
          <table:table-cell table:formula="of:=-347.7171206/100" office:value-type="float" office:value="-3.477171206" calcext:value-type="float">
            <text:p>-3.477171</text:p>
          </table:table-cell>
          <table:table-cell office:value-type="float" office:value="9.8" calcext:value-type="float">
            <text:p>9.800000</text:p>
          </table:table-cell>
          <table:table-cell table:formula="of:=-347.7171206/100" office:value-type="float" office:value="-3.477171206" calcext:value-type="float">
            <text:p>-3.477171</text:p>
          </table:table-cell>
          <table:table-cell office:value-type="float" office:value="19.5" calcext:value-type="float">
            <text:p>19.500000</text:p>
          </table:table-cell>
          <table:table-cell table:formula="of:=-327.2631723/100" office:value-type="float" office:value="-3.272631723" calcext:value-type="float">
            <text:p>-3.272632</text:p>
          </table:table-cell>
          <table:table-cell office:value-type="float" office:value="24.06666667" calcext:value-type="float">
            <text:p>24.066667</text:p>
          </table:table-cell>
          <table:table-cell table:formula="of:=-331.353962/100" office:value-type="float" office:value="-3.31353962" calcext:value-type="float">
            <text:p>-3.313540</text:p>
          </table:table-cell>
          <table:table-cell office:value-type="float" office:value="3.5" calcext:value-type="float">
            <text:p>3.500000</text:p>
          </table:table-cell>
          <table:table-cell office:value-type="float" office:value="-2.723400856" calcext:value-type="float">
            <text:p>-2.723401</text:p>
          </table:table-cell>
          <table:table-cell office:value-type="float" office:value="9.2" calcext:value-type="float">
            <text:p>9.200000</text:p>
          </table:table-cell>
          <table:table-cell office:value-type="float" office:value="-2.762306582" calcext:value-type="float">
            <text:p>-2.762307</text:p>
          </table:table-cell>
          <table:table-cell office:value-type="float" office:value="13.8" calcext:value-type="float">
            <text:p>13.800000</text:p>
          </table:table-cell>
          <table:table-cell office:value-type="float" office:value="-2.917929488" calcext:value-type="float">
            <text:p>-2.917929</text:p>
          </table:table-cell>
          <table:table-cell office:value-type="float" office:value="18.93333333" calcext:value-type="float">
            <text:p>18.933333</text:p>
          </table:table-cell>
          <table:table-cell office:value-type="float" office:value="-3.034646668" calcext:value-type="float">
            <text:p>-3.034647</text:p>
          </table:table-cell>
          <table:table-cell office:value-type="float" office:value="23.93333333" calcext:value-type="float">
            <text:p>23.933333</text:p>
          </table:table-cell>
          <table:table-cell office:value-type="float" office:value="-3.034646668" calcext:value-type="float">
            <text:p>-3.034647</text:p>
          </table:table-cell>
        </table:table-row>
        <table:table-row table:style-name="ro2">
          <table:table-cell office:value-type="float" office:value="4.266666667" calcext:value-type="float">
            <text:p>4.266667</text:p>
          </table:table-cell>
          <table:table-cell table:formula="of:=-359.9894896/100" office:value-type="float" office:value="-3.599894896" calcext:value-type="float">
            <text:p>-3.599895</text:p>
          </table:table-cell>
          <table:table-cell office:value-type="float" office:value="9.833333333" calcext:value-type="float">
            <text:p>9.833333</text:p>
          </table:table-cell>
          <table:table-cell table:formula="of:=-343.626331/100" office:value-type="float" office:value="-3.43626331" calcext:value-type="float">
            <text:p>-3.436263</text:p>
          </table:table-cell>
          <table:table-cell office:value-type="float" office:value="9.833333333" calcext:value-type="float">
            <text:p>9.833333</text:p>
          </table:table-cell>
          <table:table-cell table:formula="of:=-343.626331/100" office:value-type="float" office:value="-3.43626331" calcext:value-type="float">
            <text:p>-3.436263</text:p>
          </table:table-cell>
          <table:table-cell office:value-type="float" office:value="19.53333333" calcext:value-type="float">
            <text:p>19.533333</text:p>
          </table:table-cell>
          <table:table-cell table:formula="of:=-384.5342275/100" office:value-type="float" office:value="-3.845342275" calcext:value-type="float">
            <text:p>-3.845342</text:p>
          </table:table-cell>
          <table:table-cell office:value-type="float" office:value="24.1" calcext:value-type="float">
            <text:p>24.100000</text:p>
          </table:table-cell>
          <table:table-cell table:formula="of:=-343.626331/100" office:value-type="float" office:value="-3.43626331" calcext:value-type="float">
            <text:p>-3.436263</text:p>
          </table:table-cell>
          <table:table-cell office:value-type="float" office:value="3.533333333" calcext:value-type="float">
            <text:p>3.533333</text:p>
          </table:table-cell>
          <table:table-cell office:value-type="float" office:value="-3.268081027" calcext:value-type="float">
            <text:p>-3.268081</text:p>
          </table:table-cell>
          <table:table-cell office:value-type="float" office:value="9.233333333" calcext:value-type="float">
            <text:p>9.233333</text:p>
          </table:table-cell>
          <table:table-cell office:value-type="float" office:value="-3.579326839" calcext:value-type="float">
            <text:p>-3.579327</text:p>
          </table:table-cell>
          <table:table-cell office:value-type="float" office:value="13.83333333" calcext:value-type="float">
            <text:p>13.833333</text:p>
          </table:table-cell>
          <table:table-cell office:value-type="float" office:value="-3.618232566" calcext:value-type="float">
            <text:p>-3.618233</text:p>
          </table:table-cell>
          <table:table-cell office:value-type="float" office:value="18.96666667" calcext:value-type="float">
            <text:p>18.966667</text:p>
          </table:table-cell>
          <table:table-cell office:value-type="float" office:value="-3.423703933" calcext:value-type="float">
            <text:p>-3.423704</text:p>
          </table:table-cell>
          <table:table-cell office:value-type="float" office:value="23.96666667" calcext:value-type="float">
            <text:p>23.966667</text:p>
          </table:table-cell>
          <table:table-cell office:value-type="float" office:value="-3.657138292" calcext:value-type="float">
            <text:p>-3.657138</text:p>
          </table:table-cell>
        </table:table-row>
        <table:table-row table:style-name="ro2">
          <table:table-cell office:value-type="float" office:value="4.3" calcext:value-type="float">
            <text:p>4.300000</text:p>
          </table:table-cell>
          <table:table-cell table:formula="of:=-413.1697551/100" office:value-type="float" office:value="-4.131697551" calcext:value-type="float">
            <text:p>-4.131698</text:p>
          </table:table-cell>
          <table:table-cell office:value-type="float" office:value="9.866666667" calcext:value-type="float">
            <text:p>9.866667</text:p>
          </table:table-cell>
          <table:table-cell table:formula="of:=-376.3526482/100" office:value-type="float" office:value="-3.763526482" calcext:value-type="float">
            <text:p>-3.763526</text:p>
          </table:table-cell>
          <table:table-cell office:value-type="float" office:value="9.866666667" calcext:value-type="float">
            <text:p>9.866667</text:p>
          </table:table-cell>
          <table:table-cell table:formula="of:=-376.3526482/100" office:value-type="float" office:value="-3.763526482" calcext:value-type="float">
            <text:p>-3.763526</text:p>
          </table:table-cell>
          <table:table-cell office:value-type="float" office:value="19.56666667" calcext:value-type="float">
            <text:p>19.566667</text:p>
          </table:table-cell>
          <table:table-cell table:formula="of:=-392.7158068/100" office:value-type="float" office:value="-3.927158068" calcext:value-type="float">
            <text:p>-3.927158</text:p>
          </table:table-cell>
          <table:table-cell office:value-type="float" office:value="24.13333333" calcext:value-type="float">
            <text:p>24.133333</text:p>
          </table:table-cell>
          <table:table-cell table:formula="of:=-384.5342275/100" office:value-type="float" office:value="-3.845342275" calcext:value-type="float">
            <text:p>-3.845342</text:p>
          </table:table-cell>
          <table:table-cell office:value-type="float" office:value="3.566666667" calcext:value-type="float">
            <text:p>3.566667</text:p>
          </table:table-cell>
          <table:table-cell office:value-type="float" office:value="-4.201818463" calcext:value-type="float">
            <text:p>-4.201818</text:p>
          </table:table-cell>
          <table:table-cell office:value-type="float" office:value="9.266666667" calcext:value-type="float">
            <text:p>9.266667</text:p>
          </table:table-cell>
          <table:table-cell office:value-type="float" office:value="-3.773855472" calcext:value-type="float">
            <text:p>-3.773855</text:p>
          </table:table-cell>
          <table:table-cell office:value-type="float" office:value="13.86666667" calcext:value-type="float">
            <text:p>13.866667</text:p>
          </table:table-cell>
          <table:table-cell office:value-type="float" office:value="-3.968384104" calcext:value-type="float">
            <text:p>-3.968384</text:p>
          </table:table-cell>
          <table:table-cell office:value-type="float" office:value="19" calcext:value-type="float">
            <text:p>19.000000</text:p>
          </table:table-cell>
          <table:table-cell office:value-type="float" office:value="-3.890572651" calcext:value-type="float">
            <text:p>-3.890573</text:p>
          </table:table-cell>
          <table:table-cell office:value-type="float" office:value="24" calcext:value-type="float">
            <text:p>24.000000</text:p>
          </table:table-cell>
          <table:table-cell office:value-type="float" office:value="-3.696044019" calcext:value-type="float">
            <text:p>-3.696044</text:p>
          </table:table-cell>
        </table:table-row>
        <table:table-row table:style-name="ro2">
          <table:table-cell office:value-type="float" office:value="4.333333333" calcext:value-type="float">
            <text:p>4.333333</text:p>
          </table:table-cell>
          <table:table-cell table:formula="of:=-466.3500206/100" office:value-type="float" office:value="-4.663500206" calcext:value-type="float">
            <text:p>-4.663500</text:p>
          </table:table-cell>
          <table:table-cell office:value-type="float" office:value="9.9" calcext:value-type="float">
            <text:p>9.900000</text:p>
          </table:table-cell>
          <table:table-cell table:formula="of:=-421.3513344/100" office:value-type="float" office:value="-4.213513344" calcext:value-type="float">
            <text:p>-4.213513</text:p>
          </table:table-cell>
          <table:table-cell office:value-type="float" office:value="9.9" calcext:value-type="float">
            <text:p>9.900000</text:p>
          </table:table-cell>
          <table:table-cell table:formula="of:=-421.3513344/100" office:value-type="float" office:value="-4.213513344" calcext:value-type="float">
            <text:p>-4.213513</text:p>
          </table:table-cell>
          <table:table-cell office:value-type="float" office:value="19.6" calcext:value-type="float">
            <text:p>19.600000</text:p>
          </table:table-cell>
          <table:table-cell table:formula="of:=-409.0789654/100" office:value-type="float" office:value="-4.090789654" calcext:value-type="float">
            <text:p>-4.090790</text:p>
          </table:table-cell>
          <table:table-cell office:value-type="float" office:value="24.16666667" calcext:value-type="float">
            <text:p>24.166667</text:p>
          </table:table-cell>
          <table:table-cell table:formula="of:=-429.5329137/100" office:value-type="float" office:value="-4.295329137" calcext:value-type="float">
            <text:p>-4.295329</text:p>
          </table:table-cell>
          <table:table-cell office:value-type="float" office:value="3.6" calcext:value-type="float">
            <text:p>3.600000</text:p>
          </table:table-cell>
          <table:table-cell office:value-type="float" office:value="-4.085101284" calcext:value-type="float">
            <text:p>-4.085101</text:p>
          </table:table-cell>
          <table:table-cell office:value-type="float" office:value="9.3" calcext:value-type="float">
            <text:p>9.300000</text:p>
          </table:table-cell>
          <table:table-cell office:value-type="float" office:value="-4.085101284" calcext:value-type="float">
            <text:p>-4.085101</text:p>
          </table:table-cell>
          <table:table-cell office:value-type="float" office:value="13.9" calcext:value-type="float">
            <text:p>13.900000</text:p>
          </table:table-cell>
          <table:table-cell office:value-type="float" office:value="-4.12400701" calcext:value-type="float">
            <text:p>-4.124007</text:p>
          </table:table-cell>
          <table:table-cell office:value-type="float" office:value="19.03333333" calcext:value-type="float">
            <text:p>19.033333</text:p>
          </table:table-cell>
          <table:table-cell office:value-type="float" office:value="-3.968384104" calcext:value-type="float">
            <text:p>-3.968384</text:p>
          </table:table-cell>
          <table:table-cell office:value-type="float" office:value="24.03333333" calcext:value-type="float">
            <text:p>24.033333</text:p>
          </table:table-cell>
          <table:table-cell office:value-type="float" office:value="-3.968384104" calcext:value-type="float">
            <text:p>-3.968384</text:p>
          </table:table-cell>
        </table:table-row>
        <table:table-row table:style-name="ro2">
          <table:table-cell office:value-type="float" office:value="4.366666667" calcext:value-type="float">
            <text:p>4.366667</text:p>
          </table:table-cell>
          <table:table-cell table:formula="of:=-494.9855482/100" office:value-type="float" office:value="-4.949855482" calcext:value-type="float">
            <text:p>-4.949855</text:p>
          </table:table-cell>
          <table:table-cell office:value-type="float" office:value="9.933333333" calcext:value-type="float">
            <text:p>9.933333</text:p>
          </table:table-cell>
          <table:table-cell table:formula="of:=-458.1684413/100" office:value-type="float" office:value="-4.581684413" calcext:value-type="float">
            <text:p>-4.581684</text:p>
          </table:table-cell>
          <table:table-cell office:value-type="float" office:value="9.933333333" calcext:value-type="float">
            <text:p>9.933333</text:p>
          </table:table-cell>
          <table:table-cell table:formula="of:=-458.1684413/100" office:value-type="float" office:value="-4.581684413" calcext:value-type="float">
            <text:p>-4.581684</text:p>
          </table:table-cell>
          <table:table-cell office:value-type="float" office:value="19.63333333" calcext:value-type="float">
            <text:p>19.633333</text:p>
          </table:table-cell>
          <table:table-cell table:formula="of:=-466.3500206/100" office:value-type="float" office:value="-4.663500206" calcext:value-type="float">
            <text:p>-4.663500</text:p>
          </table:table-cell>
          <table:table-cell office:value-type="float" office:value="24.2" calcext:value-type="float">
            <text:p>24.200000</text:p>
          </table:table-cell>
          <table:table-cell table:formula="of:=-458.1684413/100" office:value-type="float" office:value="-4.581684413" calcext:value-type="float">
            <text:p>-4.581684</text:p>
          </table:table-cell>
          <table:table-cell office:value-type="float" office:value="3.633333333" calcext:value-type="float">
            <text:p>3.633333</text:p>
          </table:table-cell>
          <table:table-cell office:value-type="float" office:value="-3.851666925" calcext:value-type="float">
            <text:p>-3.851667</text:p>
          </table:table-cell>
          <table:table-cell office:value-type="float" office:value="9.333333333" calcext:value-type="float">
            <text:p>9.333333</text:p>
          </table:table-cell>
          <table:table-cell office:value-type="float" office:value="-4.201818463" calcext:value-type="float">
            <text:p>-4.201818</text:p>
          </table:table-cell>
          <table:table-cell office:value-type="float" office:value="13.93333333" calcext:value-type="float">
            <text:p>13.933333</text:p>
          </table:table-cell>
          <table:table-cell office:value-type="float" office:value="-4.590875728" calcext:value-type="float">
            <text:p>-4.590876</text:p>
          </table:table-cell>
          <table:table-cell office:value-type="float" office:value="19.06666667" calcext:value-type="float">
            <text:p>19.066667</text:p>
          </table:table-cell>
          <table:table-cell office:value-type="float" office:value="-4.279629916" calcext:value-type="float">
            <text:p>-4.279630</text:p>
          </table:table-cell>
          <table:table-cell office:value-type="float" office:value="24.06666667" calcext:value-type="float">
            <text:p>24.066667</text:p>
          </table:table-cell>
          <table:table-cell office:value-type="float" office:value="-4.357441369" calcext:value-type="float">
            <text:p>-4.357441</text:p>
          </table:table-cell>
        </table:table-row>
        <table:table-row table:style-name="ro2">
          <table:table-cell office:value-type="float" office:value="4.4" calcext:value-type="float">
            <text:p>4.400000</text:p>
          </table:table-cell>
          <table:table-cell table:formula="of:=-490.8947585/100" office:value-type="float" office:value="-4.908947585" calcext:value-type="float">
            <text:p>-4.908948</text:p>
          </table:table-cell>
          <table:table-cell office:value-type="float" office:value="9.966666667" calcext:value-type="float">
            <text:p>9.966667</text:p>
          </table:table-cell>
          <table:table-cell table:formula="of:=-458.1684413/100" office:value-type="float" office:value="-4.581684413" calcext:value-type="float">
            <text:p>-4.581684</text:p>
          </table:table-cell>
          <table:table-cell office:value-type="float" office:value="9.966666667" calcext:value-type="float">
            <text:p>9.966667</text:p>
          </table:table-cell>
          <table:table-cell table:formula="of:=-458.1684413/100" office:value-type="float" office:value="-4.581684413" calcext:value-type="float">
            <text:p>-4.581684</text:p>
          </table:table-cell>
          <table:table-cell office:value-type="float" office:value="19.66666667" calcext:value-type="float">
            <text:p>19.666667</text:p>
          </table:table-cell>
          <table:table-cell table:formula="of:=-490.8947585/100" office:value-type="float" office:value="-4.908947585" calcext:value-type="float">
            <text:p>-4.908948</text:p>
          </table:table-cell>
          <table:table-cell office:value-type="float" office:value="24.23333333" calcext:value-type="float">
            <text:p>24.233333</text:p>
          </table:table-cell>
          <table:table-cell table:formula="of:=-478.6223896/100" office:value-type="float" office:value="-4.786223896" calcext:value-type="float">
            <text:p>-4.786224</text:p>
          </table:table-cell>
          <table:table-cell office:value-type="float" office:value="3.666666667" calcext:value-type="float">
            <text:p>3.666667</text:p>
          </table:table-cell>
          <table:table-cell office:value-type="float" office:value="-4.435252822" calcext:value-type="float">
            <text:p>-4.435253</text:p>
          </table:table-cell>
          <table:table-cell office:value-type="float" office:value="9.366666667" calcext:value-type="float">
            <text:p>9.366667</text:p>
          </table:table-cell>
          <table:table-cell office:value-type="float" office:value="-4.513064275" calcext:value-type="float">
            <text:p>-4.513064</text:p>
          </table:table-cell>
          <table:table-cell office:value-type="float" office:value="13.96666667" calcext:value-type="float">
            <text:p>13.966667</text:p>
          </table:table-cell>
          <table:table-cell office:value-type="float" office:value="-5.1355559" calcext:value-type="float">
            <text:p>-5.135556</text:p>
          </table:table-cell>
          <table:table-cell office:value-type="float" office:value="19.1" calcext:value-type="float">
            <text:p>19.100000</text:p>
          </table:table-cell>
          <table:table-cell office:value-type="float" office:value="-4.902121541" calcext:value-type="float">
            <text:p>-4.902122</text:p>
          </table:table-cell>
          <table:table-cell office:value-type="float" office:value="24.1" calcext:value-type="float">
            <text:p>24.100000</text:p>
          </table:table-cell>
          <table:table-cell office:value-type="float" office:value="-4.396347096" calcext:value-type="float">
            <text:p>-4.396347</text:p>
          </table:table-cell>
        </table:table-row>
        <table:table-row table:style-name="ro2">
          <table:table-cell office:value-type="float" office:value="4.433333333" calcext:value-type="float">
            <text:p>4.433333</text:p>
          </table:table-cell>
          <table:table-cell table:formula="of:=-470.4408102/100" office:value-type="float" office:value="-4.704408102" calcext:value-type="float">
            <text:p>-4.704408</text:p>
          </table:table-cell>
          <table:table-cell office:value-type="float" office:value="10" calcext:value-type="float">
            <text:p>10.000000</text:p>
          </table:table-cell>
          <table:table-cell table:formula="of:=-449.986862/100" office:value-type="float" office:value="-4.49986862" calcext:value-type="float">
            <text:p>-4.499869</text:p>
          </table:table-cell>
          <table:table-cell office:value-type="float" office:value="10" calcext:value-type="float">
            <text:p>10.000000</text:p>
          </table:table-cell>
          <table:table-cell table:formula="of:=-449.986862/100" office:value-type="float" office:value="-4.49986862" calcext:value-type="float">
            <text:p>-4.499869</text:p>
          </table:table-cell>
          <table:table-cell office:value-type="float" office:value="19.7" calcext:value-type="float">
            <text:p>19.700000</text:p>
          </table:table-cell>
          <table:table-cell table:formula="of:=-511.3487068/100" office:value-type="float" office:value="-5.113487068" calcext:value-type="float">
            <text:p>-5.113487</text:p>
          </table:table-cell>
          <table:table-cell office:value-type="float" office:value="24.26666667" calcext:value-type="float">
            <text:p>24.266667</text:p>
          </table:table-cell>
          <table:table-cell table:formula="of:=-494.9855482/100" office:value-type="float" office:value="-4.949855482" calcext:value-type="float">
            <text:p>-4.949855</text:p>
          </table:table-cell>
          <table:table-cell office:value-type="float" office:value="3.7" calcext:value-type="float">
            <text:p>3.700000</text:p>
          </table:table-cell>
          <table:table-cell office:value-type="float" office:value="-4.746498634" calcext:value-type="float">
            <text:p>-4.746499</text:p>
          </table:table-cell>
          <table:table-cell office:value-type="float" office:value="9.4" calcext:value-type="float">
            <text:p>9.400000</text:p>
          </table:table-cell>
          <table:table-cell office:value-type="float" office:value="-4.746498634" calcext:value-type="float">
            <text:p>-4.746499</text:p>
          </table:table-cell>
          <table:table-cell office:value-type="float" office:value="14" calcext:value-type="float">
            <text:p>14.000000</text:p>
          </table:table-cell>
          <table:table-cell office:value-type="float" office:value="-5.174461626" calcext:value-type="float">
            <text:p>-5.174462</text:p>
          </table:table-cell>
          <table:table-cell office:value-type="float" office:value="19.13333333" calcext:value-type="float">
            <text:p>19.133333</text:p>
          </table:table-cell>
          <table:table-cell office:value-type="float" office:value="-5.291178806" calcext:value-type="float">
            <text:p>-5.291179</text:p>
          </table:table-cell>
          <table:table-cell office:value-type="float" office:value="24.13333333" calcext:value-type="float">
            <text:p>24.133333</text:p>
          </table:table-cell>
          <table:table-cell office:value-type="float" office:value="-4.785404361" calcext:value-type="float">
            <text:p>-4.785404</text:p>
          </table:table-cell>
        </table:table-row>
        <table:table-row table:style-name="ro2">
          <table:table-cell office:value-type="string" calcext:value-type="string">
            <text:p>Acceleration:</text:p>
          </table:table-cell>
          <table:table-cell office:value-type="float" office:value="-7.6907" calcext:value-type="float">
            <text:p>-7.690700</text:p>
          </table:table-cell>
          <table:table-cell/>
          <table:table-cell office:value-type="float" office:value="-6.9543" calcext:value-type="float">
            <text:p>-6.954300</text:p>
          </table:table-cell>
          <table:table-cell/>
          <table:table-cell office:value-type="float" office:value="-6.9543" calcext:value-type="float">
            <text:p>-6.954300</text:p>
          </table:table-cell>
          <table:table-cell/>
          <table:table-cell office:value-type="float" office:value="-9.53" calcext:value-type="float">
            <text:p>-9.530000</text:p>
          </table:table-cell>
          <table:table-cell/>
          <table:table-cell office:value-type="float" office:value="-8.0793" calcext:value-type="float">
            <text:p>-8.079300</text:p>
          </table:table-cell>
          <table:table-cell/>
          <table:table-cell office:value-type="float" office:value="-8.3842" calcext:value-type="float">
            <text:p>-8.384200</text:p>
          </table:table-cell>
          <table:table-cell/>
          <table:table-cell office:value-type="float" office:value="-9.37" calcext:value-type="float">
            <text:p>-9.370000</text:p>
          </table:table-cell>
          <table:table-cell/>
          <table:table-cell office:value-type="float" office:value="-10.57" calcext:value-type="float">
            <text:p>-10.570000</text:p>
          </table:table-cell>
          <table:table-cell/>
          <table:table-cell office:value-type="float" office:value="-10.17" calcext:value-type="float">
            <text:p>-10.170000</text:p>
          </table:table-cell>
          <table:table-cell/>
          <table:table-cell office:value-type="float" office:value="-8.66" calcext:value-type="float">
            <text:p>-8.660000</text:p>
          </table:table-cell>
        </table:table-row>
        <table:table-row table:style-name="ro2">
          <table:table-cell office:value-type="string" calcext:value-type="string">
            <text:p>Avg. a =</text:p>
          </table:table-cell>
          <table:table-cell office:value-type="float" office:value="-8.636" calcext:value-type="float">
            <text:p>-8.636000</text:p>
          </table:table-cell>
          <table:table-cell table:number-columns-repeated="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12:23:57.8928120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pt"/>
    </style:style>
    <style:style style:name="co2" style:family="table-column">
      <style:table-column-properties fo:break-before="auto" style:column-width="63.7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text-position=""/>
    </style:style>
    <style:style style:name="ce2" style:family="table-cell" style:parent-style-name="Default" style:data-style-name="N126">
      <style:table-cell-properties style:rotation-align="none"/>
      <style:text-properties style:text-position=""/>
    </style:style>
    <style:style style:name="ce3" style:family="table-cell" style:parent-style-name="Default" style:data-style-name="N128">
      <style:table-cell-properties style:rotation-align="none"/>
      <style:text-properties style:text-position=""/>
    </style:style>
    <style:style style:name="ce4" style:family="table-cell" style:parent-style-name="Default" style:data-style-name="N128">
      <style:text-properties style:text-position=""/>
    </style:style>
    <style:style style:name="ce5"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6" style:family="table-cell" style:parent-style-name="Default" style:data-style-name="N126">
      <style:table-cell-properties style:rotation-align="none"/>
    </style:style>
    <style:style style:name="ce7" style:family="table-cell" style:parent-style-name="Default" style:data-style-name="N128">
      <style:table-cell-properties style:rotation-align="none"/>
    </style:style>
    <style:style style:name="ce8" style:family="table-cell" style:parent-style-name="Default" style:data-style-name="N128"/>
  </office:automatic-styles>
  <office:body>
    <office:spreadsheet>
      <table:calculation-settings table:case-sensitive="false" table:automatic-find-labels="false" table:use-regular-expressions="false">
        <table:iteration table:maximum-difference="0.0001"/>
      </table:calculation-settings>
      <table:table table:name="Sheet6" table:style-name="ta1">
        <table:table-column table:style-name="co1" table:default-cell-style-name="ce6"/>
        <table:table-column table:style-name="co2" table:number-columns-repeated="11" table:default-cell-style-name="ce6"/>
        <table:table-row table:style-name="ro1" table:number-rows-repeated="2">
          <table:table-cell table:style-name="Default" table:number-columns-repeated="12"/>
        </table:table-row>
        <table:table-row table:style-name="ro2">
          <table:table-cell table:style-name="ce5" office:value-type="string" calcext:value-type="string">
            <text:p>Trial: <text:s/>1</text:p>
          </table:table-cell>
          <table:table-cell table:style-name="Default"/>
          <table:table-cell table:style-name="ce7" office:value-type="float" office:value="2" calcext:value-type="float">
            <text:p>2</text:p>
          </table:table-cell>
          <table:table-cell table:style-name="ce8"/>
          <table:table-cell table:style-name="ce7" office:value-type="float" office:value="3" calcext:value-type="float">
            <text:p>3</text:p>
          </table:table-cell>
          <table:table-cell table:style-name="ce8"/>
          <table:table-cell table:style-name="ce7" office:value-type="float" office:value="4" calcext:value-type="float">
            <text:p>4</text:p>
          </table:table-cell>
          <table:table-cell table:style-name="ce8"/>
          <table:table-cell table:style-name="ce7" office:value-type="float" office:value="5" calcext:value-type="float">
            <text:p>5</text:p>
          </table:table-cell>
          <table:table-cell table:style-name="ce8"/>
          <table:table-cell table:style-name="ce7" office:value-type="float" office:value="6" calcext:value-type="float">
            <text:p>6</text:p>
          </table:table-cell>
          <table:table-cell table:style-name="ce8"/>
        </table:table-row>
        <table:table-row table:style-name="ro2">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row>
        <table:table-row table:style-name="ro2">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row>
        <table:table-row table:style-name="ro2">
          <table:table-cell office:value-type="float" office:value="5.033333333" calcext:value-type="float">
            <text:p>5.03333</text:p>
          </table:table-cell>
          <table:table-cell office:value-type="float" office:value="-1.20073187" calcext:value-type="float">
            <text:p>-1.20073</text:p>
          </table:table-cell>
          <table:table-cell office:value-type="float" office:value="14.06666667" calcext:value-type="float">
            <text:p>14.06667</text:p>
          </table:table-cell>
          <table:table-cell office:value-type="float" office:value="-1.419046756" calcext:value-type="float">
            <text:p>-1.41905</text:p>
          </table:table-cell>
          <table:table-cell office:value-type="float" office:value="18.26666667" calcext:value-type="float">
            <text:p>18.26667</text:p>
          </table:table-cell>
          <table:table-cell office:value-type="float" office:value="-1.20073187" calcext:value-type="float">
            <text:p>-1.20073</text:p>
          </table:table-cell>
          <table:table-cell office:value-type="float" office:value="23.33333333" calcext:value-type="float">
            <text:p>23.33333</text:p>
          </table:table-cell>
          <table:table-cell office:value-type="float" office:value="-1.419046756" calcext:value-type="float">
            <text:p>-1.41905</text:p>
          </table:table-cell>
          <table:table-cell office:value-type="float" office:value="29.1" calcext:value-type="float">
            <text:p>29.10000</text:p>
          </table:table-cell>
          <table:table-cell office:value-type="float" office:value="-0.8732595421" calcext:value-type="float">
            <text:p>-0.87326</text:p>
          </table:table-cell>
          <table:table-cell office:value-type="float" office:value="33.63333333" calcext:value-type="float">
            <text:p>33.63333</text:p>
          </table:table-cell>
          <table:table-cell office:value-type="float" office:value="-1.819290713" calcext:value-type="float">
            <text:p>-1.81929</text:p>
          </table:table-cell>
        </table:table-row>
        <table:table-row table:style-name="ro2">
          <table:table-cell office:value-type="float" office:value="5.066666667" calcext:value-type="float">
            <text:p>5.06667</text:p>
          </table:table-cell>
          <table:table-cell office:value-type="float" office:value="-1.600975827" calcext:value-type="float">
            <text:p>-1.60098</text:p>
          </table:table-cell>
          <table:table-cell office:value-type="float" office:value="14.1" calcext:value-type="float">
            <text:p>14.10000</text:p>
          </table:table-cell>
          <table:table-cell office:value-type="float" office:value="-1.782904898" calcext:value-type="float">
            <text:p>-1.78290</text:p>
          </table:table-cell>
          <table:table-cell office:value-type="float" office:value="18.3" calcext:value-type="float">
            <text:p>18.30000</text:p>
          </table:table-cell>
          <table:table-cell office:value-type="float" office:value="-1.564590013" calcext:value-type="float">
            <text:p>-1.56459</text:p>
          </table:table-cell>
          <table:table-cell office:value-type="float" office:value="23.36666667" calcext:value-type="float">
            <text:p>23.36667</text:p>
          </table:table-cell>
          <table:table-cell office:value-type="float" office:value="-1.855676527" calcext:value-type="float">
            <text:p>-1.85568</text:p>
          </table:table-cell>
          <table:table-cell office:value-type="float" office:value="29.13333333" calcext:value-type="float">
            <text:p>29.13333</text:p>
          </table:table-cell>
          <table:table-cell office:value-type="float" office:value="-1.20073187" calcext:value-type="float">
            <text:p>-1.20073</text:p>
          </table:table-cell>
          <table:table-cell office:value-type="float" office:value="33.66666667" calcext:value-type="float">
            <text:p>33.66667</text:p>
          </table:table-cell>
          <table:table-cell office:value-type="float" office:value="-2.328692112" calcext:value-type="float">
            <text:p>-2.32869</text:p>
          </table:table-cell>
        </table:table-row>
        <table:table-row table:style-name="ro2">
          <table:table-cell office:value-type="float" office:value="5.1" calcext:value-type="float">
            <text:p>5.10000</text:p>
          </table:table-cell>
          <table:table-cell office:value-type="float" office:value="-1.928448156" calcext:value-type="float">
            <text:p>-1.92845</text:p>
          </table:table-cell>
          <table:table-cell office:value-type="float" office:value="14.13333333" calcext:value-type="float">
            <text:p>14.13333</text:p>
          </table:table-cell>
          <table:table-cell office:value-type="float" office:value="-2.110377227" calcext:value-type="float">
            <text:p>-2.11038</text:p>
          </table:table-cell>
          <table:table-cell office:value-type="float" office:value="18.33333333" calcext:value-type="float">
            <text:p>18.33333</text:p>
          </table:table-cell>
          <table:table-cell office:value-type="float" office:value="-2.110377227" calcext:value-type="float">
            <text:p>-2.11038</text:p>
          </table:table-cell>
          <table:table-cell office:value-type="float" office:value="23.4" calcext:value-type="float">
            <text:p>23.40000</text:p>
          </table:table-cell>
          <table:table-cell office:value-type="float" office:value="-2.183148855" calcext:value-type="float">
            <text:p>-2.18315</text:p>
          </table:table-cell>
          <table:table-cell office:value-type="float" office:value="29.16666667" calcext:value-type="float">
            <text:p>29.16667</text:p>
          </table:table-cell>
          <table:table-cell office:value-type="float" office:value="-1.528204199" calcext:value-type="float">
            <text:p>-1.52820</text:p>
          </table:table-cell>
          <table:table-cell office:value-type="float" office:value="33.7" calcext:value-type="float">
            <text:p>33.70000</text:p>
          </table:table-cell>
          <table:table-cell office:value-type="float" office:value="-2.91086514" calcext:value-type="float">
            <text:p>-2.91087</text:p>
          </table:table-cell>
        </table:table-row>
        <table:table-row table:style-name="ro2">
          <table:table-cell office:value-type="float" office:value="5.133333333" calcext:value-type="float">
            <text:p>5.13333</text:p>
          </table:table-cell>
          <table:table-cell office:value-type="float" office:value="-2.146763041" calcext:value-type="float">
            <text:p>-2.14676</text:p>
          </table:table-cell>
          <table:table-cell office:value-type="float" office:value="14.16666667" calcext:value-type="float">
            <text:p>14.16667</text:p>
          </table:table-cell>
          <table:table-cell office:value-type="float" office:value="-2.510621184" calcext:value-type="float">
            <text:p>-2.51062</text:p>
          </table:table-cell>
          <table:table-cell office:value-type="float" office:value="18.36666667" calcext:value-type="float">
            <text:p>18.36667</text:p>
          </table:table-cell>
          <table:table-cell office:value-type="float" office:value="-2.510621184" calcext:value-type="float">
            <text:p>-2.51062</text:p>
          </table:table-cell>
          <table:table-cell office:value-type="float" office:value="23.43333333" calcext:value-type="float">
            <text:p>23.43333</text:p>
          </table:table-cell>
          <table:table-cell office:value-type="float" office:value="-2.474235369" calcext:value-type="float">
            <text:p>-2.47424</text:p>
          </table:table-cell>
          <table:table-cell office:value-type="float" office:value="29.2" calcext:value-type="float">
            <text:p>29.20000</text:p>
          </table:table-cell>
          <table:table-cell office:value-type="float" office:value="-1.928448156" calcext:value-type="float">
            <text:p>-1.92845</text:p>
          </table:table-cell>
          <table:table-cell office:value-type="float" office:value="33.73333333" calcext:value-type="float">
            <text:p>33.73333</text:p>
          </table:table-cell>
          <table:table-cell office:value-type="float" office:value="-3.238337469" calcext:value-type="float">
            <text:p>-3.23834</text:p>
          </table:table-cell>
        </table:table-row>
        <table:table-row table:style-name="ro2">
          <table:table-cell office:value-type="float" office:value="5.166666667" calcext:value-type="float">
            <text:p>5.16667</text:p>
          </table:table-cell>
          <table:table-cell office:value-type="float" office:value="-2.474235369" calcext:value-type="float">
            <text:p>-2.47424</text:p>
          </table:table-cell>
          <table:table-cell office:value-type="float" office:value="14.2" calcext:value-type="float">
            <text:p>14.20000</text:p>
          </table:table-cell>
          <table:table-cell office:value-type="float" office:value="-2.838093512" calcext:value-type="float">
            <text:p>-2.83809</text:p>
          </table:table-cell>
          <table:table-cell office:value-type="float" office:value="18.4" calcext:value-type="float">
            <text:p>18.40000</text:p>
          </table:table-cell>
          <table:table-cell office:value-type="float" office:value="-2.692550255" calcext:value-type="float">
            <text:p>-2.69255</text:p>
          </table:table-cell>
          <table:table-cell office:value-type="float" office:value="23.46666667" calcext:value-type="float">
            <text:p>23.46667</text:p>
          </table:table-cell>
          <table:table-cell office:value-type="float" office:value="-2.801707698" calcext:value-type="float">
            <text:p>-2.80171</text:p>
          </table:table-cell>
          <table:table-cell office:value-type="float" office:value="29.23333333" calcext:value-type="float">
            <text:p>29.23333</text:p>
          </table:table-cell>
          <table:table-cell office:value-type="float" office:value="-2.110377227" calcext:value-type="float">
            <text:p>-2.11038</text:p>
          </table:table-cell>
          <table:table-cell office:value-type="float" office:value="33.76666667" calcext:value-type="float">
            <text:p>33.76667</text:p>
          </table:table-cell>
          <table:table-cell office:value-type="float" office:value="-3.565809797" calcext:value-type="float">
            <text:p>-3.56581</text:p>
          </table:table-cell>
        </table:table-row>
        <table:table-row table:style-name="ro2">
          <table:table-cell office:value-type="float" office:value="5.2" calcext:value-type="float">
            <text:p>5.20000</text:p>
          </table:table-cell>
          <table:table-cell office:value-type="float" office:value="-2.874479326" calcext:value-type="float">
            <text:p>-2.87448</text:p>
          </table:table-cell>
          <table:table-cell office:value-type="float" office:value="14.23333333" calcext:value-type="float">
            <text:p>14.23333</text:p>
          </table:table-cell>
          <table:table-cell office:value-type="float" office:value="-2.947250955" calcext:value-type="float">
            <text:p>-2.94725</text:p>
          </table:table-cell>
          <table:table-cell office:value-type="float" office:value="18.43333333" calcext:value-type="float">
            <text:p>18.43333</text:p>
          </table:table-cell>
          <table:table-cell office:value-type="float" office:value="-2.838093512" calcext:value-type="float">
            <text:p>-2.83809</text:p>
          </table:table-cell>
          <table:table-cell office:value-type="float" office:value="23.5" calcext:value-type="float">
            <text:p>23.50000</text:p>
          </table:table-cell>
          <table:table-cell office:value-type="float" office:value="-3.16556584" calcext:value-type="float">
            <text:p>-3.16557</text:p>
          </table:table-cell>
          <table:table-cell office:value-type="float" office:value="29.26666667" calcext:value-type="float">
            <text:p>29.26667</text:p>
          </table:table-cell>
          <table:table-cell office:value-type="float" office:value="-2.073991413" calcext:value-type="float">
            <text:p>-2.07399</text:p>
          </table:table-cell>
          <table:table-cell office:value-type="float" office:value="33.8" calcext:value-type="float">
            <text:p>33.80000</text:p>
          </table:table-cell>
          <table:table-cell office:value-type="float" office:value="-3.820510497" calcext:value-type="float">
            <text:p>-3.82051</text:p>
          </table:table-cell>
        </table:table-row>
        <table:table-row table:style-name="ro2">
          <table:table-cell office:value-type="float" office:value="5.233333333" calcext:value-type="float">
            <text:p>5.23333</text:p>
          </table:table-cell>
          <table:table-cell office:value-type="float" office:value="-3.020022583" calcext:value-type="float">
            <text:p>-3.02002</text:p>
          </table:table-cell>
          <table:table-cell office:value-type="float" office:value="14.26666667" calcext:value-type="float">
            <text:p>14.26667</text:p>
          </table:table-cell>
          <table:table-cell office:value-type="float" office:value="-3.311109097" calcext:value-type="float">
            <text:p>-3.31111</text:p>
          </table:table-cell>
          <table:table-cell office:value-type="float" office:value="18.46666667" calcext:value-type="float">
            <text:p>18.46667</text:p>
          </table:table-cell>
          <table:table-cell office:value-type="float" office:value="-3.311109097" calcext:value-type="float">
            <text:p>-3.31111</text:p>
          </table:table-cell>
          <table:table-cell office:value-type="float" office:value="23.53333333" calcext:value-type="float">
            <text:p>23.53333</text:p>
          </table:table-cell>
          <table:table-cell office:value-type="float" office:value="-3.529423983" calcext:value-type="float">
            <text:p>-3.52942</text:p>
          </table:table-cell>
          <table:table-cell office:value-type="float" office:value="29.3" calcext:value-type="float">
            <text:p>29.30000</text:p>
          </table:table-cell>
          <table:table-cell office:value-type="float" office:value="-2.656164441" calcext:value-type="float">
            <text:p>-2.65616</text:p>
          </table:table-cell>
          <table:table-cell office:value-type="float" office:value="33.83333333" calcext:value-type="float">
            <text:p>33.83333</text:p>
          </table:table-cell>
          <table:table-cell office:value-type="float" office:value="-4.002439568" calcext:value-type="float">
            <text:p>-4.00244</text:p>
          </table:table-cell>
        </table:table-row>
        <table:table-row table:style-name="ro2">
          <table:table-cell office:value-type="float" office:value="5.266666667" calcext:value-type="float">
            <text:p>5.26667</text:p>
          </table:table-cell>
          <table:table-cell office:value-type="float" office:value="-3.347494911" calcext:value-type="float">
            <text:p>-3.34749</text:p>
          </table:table-cell>
          <table:table-cell office:value-type="float" office:value="14.3" calcext:value-type="float">
            <text:p>14.30000</text:p>
          </table:table-cell>
          <table:table-cell office:value-type="float" office:value="-3.784124682" calcext:value-type="float">
            <text:p>-3.78412</text:p>
          </table:table-cell>
          <table:table-cell office:value-type="float" office:value="18.5" calcext:value-type="float">
            <text:p>18.50000</text:p>
          </table:table-cell>
          <table:table-cell office:value-type="float" office:value="-3.638581425" calcext:value-type="float">
            <text:p>-3.63858</text:p>
          </table:table-cell>
          <table:table-cell office:value-type="float" office:value="23.56666667" calcext:value-type="float">
            <text:p>23.56667</text:p>
          </table:table-cell>
          <table:table-cell office:value-type="float" office:value="-3.784124682" calcext:value-type="float">
            <text:p>-3.78412</text:p>
          </table:table-cell>
          <table:table-cell office:value-type="float" office:value="29.33333333" calcext:value-type="float">
            <text:p>29.33333</text:p>
          </table:table-cell>
          <table:table-cell office:value-type="float" office:value="-3.311109097" calcext:value-type="float">
            <text:p>-3.31111</text:p>
          </table:table-cell>
          <table:table-cell office:value-type="float" office:value="33.86666667" calcext:value-type="float">
            <text:p>33.86667</text:p>
          </table:table-cell>
          <table:table-cell office:value-type="float" office:value="-4.293526082" calcext:value-type="float">
            <text:p>-4.29353</text:p>
          </table:table-cell>
        </table:table-row>
        <table:table-row table:style-name="ro2">
          <table:table-cell office:value-type="float" office:value="5.3" calcext:value-type="float">
            <text:p>5.30000</text:p>
          </table:table-cell>
          <table:table-cell office:value-type="float" office:value="-3.67496724" calcext:value-type="float">
            <text:p>-3.67497</text:p>
          </table:table-cell>
          <table:table-cell office:value-type="float" office:value="14.33333333" calcext:value-type="float">
            <text:p>14.33333</text:p>
          </table:table-cell>
          <table:table-cell office:value-type="float" office:value="-4.002439568" calcext:value-type="float">
            <text:p>-4.00244</text:p>
          </table:table-cell>
          <table:table-cell office:value-type="float" office:value="18.53333333" calcext:value-type="float">
            <text:p>18.53333</text:p>
          </table:table-cell>
          <table:table-cell office:value-type="float" office:value="-3.747738868" calcext:value-type="float">
            <text:p>-3.74774</text:p>
          </table:table-cell>
          <table:table-cell office:value-type="float" office:value="23.6" calcext:value-type="float">
            <text:p>23.60000</text:p>
          </table:table-cell>
          <table:table-cell office:value-type="float" office:value="-3.893282125" calcext:value-type="float">
            <text:p>-3.89328</text:p>
          </table:table-cell>
          <table:table-cell office:value-type="float" office:value="29.36666667" calcext:value-type="float">
            <text:p>29.36667</text:p>
          </table:table-cell>
          <table:table-cell office:value-type="float" office:value="-3.456652354" calcext:value-type="float">
            <text:p>-3.45665</text:p>
          </table:table-cell>
          <table:table-cell office:value-type="float" office:value="33.9" calcext:value-type="float">
            <text:p>33.90000</text:p>
          </table:table-cell>
          <table:table-cell office:value-type="float" office:value="-4.548226782" calcext:value-type="float">
            <text:p>-4.54823</text:p>
          </table:table-cell>
        </table:table-row>
        <table:table-row table:style-name="ro2">
          <table:table-cell office:value-type="float" office:value="5.333333333" calcext:value-type="float">
            <text:p>5.33333</text:p>
          </table:table-cell>
          <table:table-cell office:value-type="float" office:value="-3.820510497" calcext:value-type="float">
            <text:p>-3.82051</text:p>
          </table:table-cell>
          <table:table-cell office:value-type="float" office:value="14.36666667" calcext:value-type="float">
            <text:p>14.36667</text:p>
          </table:table-cell>
          <table:table-cell office:value-type="float" office:value="-3.92966794" calcext:value-type="float">
            <text:p>-3.92967</text:p>
          </table:table-cell>
          <table:table-cell office:value-type="float" office:value="18.56666667" calcext:value-type="float">
            <text:p>18.56667</text:p>
          </table:table-cell>
          <table:table-cell office:value-type="float" office:value="-4.002439568" calcext:value-type="float">
            <text:p>-4.00244</text:p>
          </table:table-cell>
          <table:table-cell office:value-type="float" office:value="23.63333333" calcext:value-type="float">
            <text:p>23.63333</text:p>
          </table:table-cell>
          <table:table-cell office:value-type="float" office:value="-4.329911896" calcext:value-type="float">
            <text:p>-4.32991</text:p>
          </table:table-cell>
          <table:table-cell office:value-type="float" office:value="29.4" calcext:value-type="float">
            <text:p>29.40000</text:p>
          </table:table-cell>
          <table:table-cell office:value-type="float" office:value="-3.67496724" calcext:value-type="float">
            <text:p>-3.67497</text:p>
          </table:table-cell>
          <table:table-cell table:number-columns-repeated="2"/>
        </table:table-row>
        <table:table-row table:style-name="ro2">
          <table:table-cell office:value-type="float" office:value="5.366666667" calcext:value-type="float">
            <text:p>5.36667</text:p>
          </table:table-cell>
          <table:table-cell office:value-type="float" office:value="-4.184368639" calcext:value-type="float">
            <text:p>-4.18437</text:p>
          </table:table-cell>
          <table:table-cell office:value-type="float" office:value="14.4" calcext:value-type="float">
            <text:p>14.40000</text:p>
          </table:table-cell>
          <table:table-cell office:value-type="float" office:value="-4.402683525" calcext:value-type="float">
            <text:p>-4.40268</text:p>
          </table:table-cell>
          <table:table-cell/>
          <table:table-cell table:style-name="Default"/>
          <table:table-cell/>
          <table:table-cell table:style-name="Default"/>
          <table:table-cell/>
          <table:table-cell table:style-name="Default"/>
          <table:table-cell table:number-columns-repeated="2"/>
        </table:table-row>
        <table:table-row table:style-name="ro2">
          <table:table-cell table:style-name="Default" table:number-columns-repeated="2"/>
          <table:table-cell/>
          <table:table-cell table:style-name="Default"/>
          <table:table-cell/>
          <table:table-cell table:style-name="Default"/>
          <table:table-cell/>
          <table:table-cell table:style-name="Default"/>
          <table:table-cell/>
          <table:table-cell table:style-name="Default"/>
          <table:table-cell table:number-columns-repeated="2"/>
        </table:table-row>
        <table:table-row table:style-name="ro2">
          <table:table-cell office:value-type="string" calcext:value-type="string">
            <text:p>Acceleration:</text:p>
          </table:table-cell>
          <table:table-cell office:value-type="float" office:value="-8.7227" calcext:value-type="float">
            <text:p>-8.72270</text:p>
          </table:table-cell>
          <table:table-cell/>
          <table:table-cell office:value-type="float" office:value="-8.7822" calcext:value-type="float">
            <text:p>-8.78220</text:p>
          </table:table-cell>
          <table:table-cell/>
          <table:table-cell office:value-type="float" office:value="-9.2155" calcext:value-type="float">
            <text:p>-9.21550</text:p>
          </table:table-cell>
          <table:table-cell/>
          <table:table-cell office:value-type="float" office:value="-9.4537" calcext:value-type="float">
            <text:p>-9.45370</text:p>
          </table:table-cell>
          <table:table-cell/>
          <table:table-cell office:value-type="float" office:value="-9.4669" calcext:value-type="float">
            <text:p>-9.46690</text:p>
          </table:table-cell>
          <table:table-cell table:number-columns-repeated="2"/>
        </table:table-row>
        <table:table-row table:style-name="ro3">
          <table:table-cell office:value-type="string" calcext:value-type="string">
            <text:p>Avg. a =</text:p>
          </table:table-cell>
          <table:table-cell office:value-type="float" office:value="-9.1282" calcext:value-type="float">
            <text:p>-9.12820</text:p>
          </table:table-cell>
          <table:table-cell table:number-columns-repeated="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0" loext:min-decimal-places="0"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12:29:07.2779867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text-position=""/>
    </style:style>
    <style:style style:name="ce2" style:family="table-cell" style:parent-style-name="Default" style:data-style-name="N126">
      <style:table-cell-properties style:rotation-align="none"/>
      <style:text-properties style:text-position=""/>
    </style:style>
    <style:style style:name="ce3" style:family="table-cell" style:parent-style-name="Default" style:data-style-name="N1">
      <style:table-cell-properties style:rotation-align="none"/>
      <style:text-properties style:text-position=""/>
    </style:style>
    <style:style style:name="ce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5" style:family="table-cell" style:parent-style-name="Default" style:data-style-name="N126">
      <style:table-cell-properties style:rotation-align="none"/>
    </style:style>
    <style:style style:name="ce6" style:family="table-cell" style:parent-style-name="Default" style:data-style-name="N1">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4" table:style-name="ta1">
        <table:table-column table:style-name="co1" table:number-columns-repeated="20" table:default-cell-style-name="ce5"/>
        <table:table-row table:style-name="ro1" table:number-rows-repeated="3">
          <table:table-cell table:style-name="Default" table:number-columns-repeated="20"/>
        </table:table-row>
        <table:table-row table:style-name="ro2">
          <table:table-cell table:style-name="ce4" office:value-type="string" calcext:value-type="string">
            <text:p>Trial: <text:s/>1</text:p>
          </table:table-cell>
          <table:table-cell table:style-name="Default"/>
          <table:table-cell table:style-name="ce6" office:value-type="float" office:value="2" calcext:value-type="float">
            <text:p>2</text:p>
          </table:table-cell>
          <table:table-cell table:style-name="ce6"/>
          <table:table-cell table:style-name="ce6" office:value-type="float" office:value="3" calcext:value-type="float">
            <text:p>3</text:p>
          </table:table-cell>
          <table:table-cell table:style-name="ce6"/>
          <table:table-cell table:style-name="ce6" office:value-type="float" office:value="4" calcext:value-type="float">
            <text:p>4</text:p>
          </table:table-cell>
          <table:table-cell table:style-name="ce6"/>
          <table:table-cell table:style-name="ce6" office:value-type="float" office:value="5" calcext:value-type="float">
            <text:p>5</text:p>
          </table:table-cell>
          <table:table-cell table:style-name="ce6"/>
          <table:table-cell table:style-name="ce6" office:value-type="float" office:value="6" calcext:value-type="float">
            <text:p>6</text:p>
          </table:table-cell>
          <table:table-cell table:style-name="ce6"/>
          <table:table-cell table:style-name="ce6" office:value-type="float" office:value="7" calcext:value-type="float">
            <text:p>7</text:p>
          </table:table-cell>
          <table:table-cell table:style-name="ce6"/>
          <table:table-cell table:style-name="ce6" office:value-type="float" office:value="8" calcext:value-type="float">
            <text:p>8</text:p>
          </table:table-cell>
          <table:table-cell table:style-name="ce6"/>
          <table:table-cell table:style-name="ce6" office:value-type="float" office:value="9" calcext:value-type="float">
            <text:p>9</text:p>
          </table:table-cell>
          <table:table-cell table:style-name="ce6"/>
          <table:table-cell table:style-name="ce6" office:value-type="float" office:value="10" calcext:value-type="float">
            <text:p>10</text:p>
          </table:table-cell>
          <table:table-cell table:style-name="Default"/>
        </table:table-row>
        <table:table-row table:style-name="ro2">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row>
        <table:table-row table:style-name="ro2">
          <table:table-cell office:value-type="float" office:value="2.366666667" calcext:value-type="float">
            <text:p>2.36667</text:p>
          </table:table-cell>
          <table:table-cell office:value-type="float" office:value="-1.281666084" calcext:value-type="float">
            <text:p>-1.28167</text:p>
          </table:table-cell>
          <table:table-cell office:value-type="float" office:value="7.433333333" calcext:value-type="float">
            <text:p>7.43333</text:p>
          </table:table-cell>
          <table:table-cell office:value-type="float" office:value="-1.56203054" calcext:value-type="float">
            <text:p>-1.56203</text:p>
          </table:table-cell>
          <table:table-cell office:value-type="float" office:value="11.76666667" calcext:value-type="float">
            <text:p>11.76667</text:p>
          </table:table-cell>
          <table:table-cell office:value-type="float" office:value="-1.441874345" calcext:value-type="float">
            <text:p>-1.44187</text:p>
          </table:table-cell>
          <table:table-cell office:value-type="float" office:value="15.53333333" calcext:value-type="float">
            <text:p>15.53333</text:p>
          </table:table-cell>
          <table:table-cell office:value-type="float" office:value="-1.201561954" calcext:value-type="float">
            <text:p>-1.20156</text:p>
          </table:table-cell>
          <table:table-cell office:value-type="float" office:value="19.36666667" calcext:value-type="float">
            <text:p>19.36667</text:p>
          </table:table-cell>
          <table:table-cell office:value-type="float" office:value="-1.281666084" calcext:value-type="float">
            <text:p>-1.28167</text:p>
          </table:table-cell>
          <table:table-cell office:value-type="float" office:value="24.03333333" calcext:value-type="float">
            <text:p>24.03333</text:p>
          </table:table-cell>
          <table:table-cell office:value-type="float" office:value="-1.121457824" calcext:value-type="float">
            <text:p>-1.12146</text:p>
          </table:table-cell>
          <table:table-cell office:value-type="float" office:value="29.6" calcext:value-type="float">
            <text:p>29.60000</text:p>
          </table:table-cell>
          <table:table-cell office:value-type="float" office:value="-1.001301628" calcext:value-type="float">
            <text:p>-1.00130</text:p>
          </table:table-cell>
          <table:table-cell office:value-type="float" office:value="33.6" calcext:value-type="float">
            <text:p>33.60000</text:p>
          </table:table-cell>
          <table:table-cell office:value-type="float" office:value="-1.321718149" calcext:value-type="float">
            <text:p>-1.32172</text:p>
          </table:table-cell>
          <table:table-cell office:value-type="float" office:value="38.16666667" calcext:value-type="float">
            <text:p>38.16667</text:p>
          </table:table-cell>
          <table:table-cell office:value-type="float" office:value="-0.921197498" calcext:value-type="float">
            <text:p>-0.92120</text:p>
          </table:table-cell>
          <table:table-cell office:value-type="float" office:value="42.56666667" calcext:value-type="float">
            <text:p>42.56667</text:p>
          </table:table-cell>
          <table:table-cell office:value-type="float" office:value="-1.121457824" calcext:value-type="float">
            <text:p>-1.12146</text:p>
          </table:table-cell>
        </table:table-row>
        <table:table-row table:style-name="ro2">
          <table:table-cell office:value-type="float" office:value="2.4" calcext:value-type="float">
            <text:p>2.40000</text:p>
          </table:table-cell>
          <table:table-cell office:value-type="float" office:value="-1.602082605" calcext:value-type="float">
            <text:p>-1.60208</text:p>
          </table:table-cell>
          <table:table-cell office:value-type="float" office:value="7.466666667" calcext:value-type="float">
            <text:p>7.46667</text:p>
          </table:table-cell>
          <table:table-cell office:value-type="float" office:value="-1.802342931" calcext:value-type="float">
            <text:p>-1.80234</text:p>
          </table:table-cell>
          <table:table-cell office:value-type="float" office:value="11.8" calcext:value-type="float">
            <text:p>11.80000</text:p>
          </table:table-cell>
          <table:table-cell office:value-type="float" office:value="-1.762290866" calcext:value-type="float">
            <text:p>-1.76229</text:p>
          </table:table-cell>
          <table:table-cell office:value-type="float" office:value="15.56666667" calcext:value-type="float">
            <text:p>15.56667</text:p>
          </table:table-cell>
          <table:table-cell office:value-type="float" office:value="-1.48192641" calcext:value-type="float">
            <text:p>-1.48193</text:p>
          </table:table-cell>
          <table:table-cell office:value-type="float" office:value="19.4" calcext:value-type="float">
            <text:p>19.40000</text:p>
          </table:table-cell>
          <table:table-cell office:value-type="float" office:value="-1.682186735" calcext:value-type="float">
            <text:p>-1.68219</text:p>
          </table:table-cell>
          <table:table-cell office:value-type="float" office:value="24.06666667" calcext:value-type="float">
            <text:p>24.06667</text:p>
          </table:table-cell>
          <table:table-cell office:value-type="float" office:value="-1.40182228" calcext:value-type="float">
            <text:p>-1.40182</text:p>
          </table:table-cell>
          <table:table-cell office:value-type="float" office:value="29.63333333" calcext:value-type="float">
            <text:p>29.63333</text:p>
          </table:table-cell>
          <table:table-cell office:value-type="float" office:value="-1.441874345" calcext:value-type="float">
            <text:p>-1.44187</text:p>
          </table:table-cell>
          <table:table-cell office:value-type="float" office:value="33.63333333" calcext:value-type="float">
            <text:p>33.63333</text:p>
          </table:table-cell>
          <table:table-cell office:value-type="float" office:value="-1.64213467" calcext:value-type="float">
            <text:p>-1.64213</text:p>
          </table:table-cell>
          <table:table-cell office:value-type="float" office:value="38.2" calcext:value-type="float">
            <text:p>38.20000</text:p>
          </table:table-cell>
          <table:table-cell office:value-type="float" office:value="-1.281666084" calcext:value-type="float">
            <text:p>-1.28167</text:p>
          </table:table-cell>
          <table:table-cell office:value-type="float" office:value="42.6" calcext:value-type="float">
            <text:p>42.60000</text:p>
          </table:table-cell>
          <table:table-cell office:value-type="float" office:value="-1.361770214" calcext:value-type="float">
            <text:p>-1.36177</text:p>
          </table:table-cell>
        </table:table-row>
        <table:table-row table:style-name="ro2">
          <table:table-cell office:value-type="float" office:value="2.433333333" calcext:value-type="float">
            <text:p>2.43333</text:p>
          </table:table-cell>
          <table:table-cell office:value-type="float" office:value="-1.962551191" calcext:value-type="float">
            <text:p>-1.96255</text:p>
          </table:table-cell>
          <table:table-cell office:value-type="float" office:value="7.5" calcext:value-type="float">
            <text:p>7.50000</text:p>
          </table:table-cell>
          <table:table-cell office:value-type="float" office:value="-2.002603257" calcext:value-type="float">
            <text:p>-2.00260</text:p>
          </table:table-cell>
          <table:table-cell office:value-type="float" office:value="11.83333333" calcext:value-type="float">
            <text:p>11.83333</text:p>
          </table:table-cell>
          <table:table-cell office:value-type="float" office:value="-2.082707387" calcext:value-type="float">
            <text:p>-2.08271</text:p>
          </table:table-cell>
          <table:table-cell office:value-type="float" office:value="15.6" calcext:value-type="float">
            <text:p>15.60000</text:p>
          </table:table-cell>
          <table:table-cell office:value-type="float" office:value="-1.922499126" calcext:value-type="float">
            <text:p>-1.92250</text:p>
          </table:table-cell>
          <table:table-cell office:value-type="float" office:value="19.43333333" calcext:value-type="float">
            <text:p>19.43333</text:p>
          </table:table-cell>
          <table:table-cell office:value-type="float" office:value="-2.042655322" calcext:value-type="float">
            <text:p>-2.04266</text:p>
          </table:table-cell>
          <table:table-cell office:value-type="float" office:value="24.1" calcext:value-type="float">
            <text:p>24.10000</text:p>
          </table:table-cell>
          <table:table-cell office:value-type="float" office:value="-1.722238801" calcext:value-type="float">
            <text:p>-1.72224</text:p>
          </table:table-cell>
          <table:table-cell office:value-type="float" office:value="29.66666667" calcext:value-type="float">
            <text:p>29.66667</text:p>
          </table:table-cell>
          <table:table-cell office:value-type="float" office:value="-1.682186735" calcext:value-type="float">
            <text:p>-1.68219</text:p>
          </table:table-cell>
          <table:table-cell office:value-type="float" office:value="33.66666667" calcext:value-type="float">
            <text:p>33.66667</text:p>
          </table:table-cell>
          <table:table-cell office:value-type="float" office:value="-2.002603257" calcext:value-type="float">
            <text:p>-2.00260</text:p>
          </table:table-cell>
          <table:table-cell office:value-type="float" office:value="38.23333333" calcext:value-type="float">
            <text:p>38.23333</text:p>
          </table:table-cell>
          <table:table-cell office:value-type="float" office:value="-1.602082605" calcext:value-type="float">
            <text:p>-1.60208</text:p>
          </table:table-cell>
          <table:table-cell office:value-type="float" office:value="42.63333333" calcext:value-type="float">
            <text:p>42.63333</text:p>
          </table:table-cell>
          <table:table-cell office:value-type="float" office:value="-1.762290866" calcext:value-type="float">
            <text:p>-1.76229</text:p>
          </table:table-cell>
        </table:table-row>
        <table:table-row table:style-name="ro2">
          <table:table-cell office:value-type="float" office:value="2.466666667" calcext:value-type="float">
            <text:p>2.46667</text:p>
          </table:table-cell>
          <table:table-cell office:value-type="float" office:value="-2.202863582" calcext:value-type="float">
            <text:p>-2.20286</text:p>
          </table:table-cell>
          <table:table-cell office:value-type="float" office:value="7.533333333" calcext:value-type="float">
            <text:p>7.53333</text:p>
          </table:table-cell>
          <table:table-cell office:value-type="float" office:value="-2.483228038" calcext:value-type="float">
            <text:p>-2.48323</text:p>
          </table:table-cell>
          <table:table-cell office:value-type="float" office:value="11.86666667" calcext:value-type="float">
            <text:p>11.86667</text:p>
          </table:table-cell>
          <table:table-cell office:value-type="float" office:value="-2.563332168" calcext:value-type="float">
            <text:p>-2.56333</text:p>
          </table:table-cell>
          <table:table-cell office:value-type="float" office:value="15.63333333" calcext:value-type="float">
            <text:p>15.63333</text:p>
          </table:table-cell>
          <table:table-cell office:value-type="float" office:value="-2.323019778" calcext:value-type="float">
            <text:p>-2.32302</text:p>
          </table:table-cell>
          <table:table-cell office:value-type="float" office:value="19.46666667" calcext:value-type="float">
            <text:p>19.46667</text:p>
          </table:table-cell>
          <table:table-cell office:value-type="float" office:value="-2.282967712" calcext:value-type="float">
            <text:p>-2.28297</text:p>
          </table:table-cell>
          <table:table-cell office:value-type="float" office:value="24.13333333" calcext:value-type="float">
            <text:p>24.13333</text:p>
          </table:table-cell>
          <table:table-cell office:value-type="float" office:value="-2.202863582" calcext:value-type="float">
            <text:p>-2.20286</text:p>
          </table:table-cell>
          <table:table-cell office:value-type="float" office:value="29.7" calcext:value-type="float">
            <text:p>29.70000</text:p>
          </table:table-cell>
          <table:table-cell office:value-type="float" office:value="-1.962551191" calcext:value-type="float">
            <text:p>-1.96255</text:p>
          </table:table-cell>
          <table:table-cell office:value-type="float" office:value="33.7" calcext:value-type="float">
            <text:p>33.70000</text:p>
          </table:table-cell>
          <table:table-cell office:value-type="float" office:value="-2.363071843" calcext:value-type="float">
            <text:p>-2.36307</text:p>
          </table:table-cell>
          <table:table-cell office:value-type="float" office:value="38.26666667" calcext:value-type="float">
            <text:p>38.26667</text:p>
          </table:table-cell>
          <table:table-cell office:value-type="float" office:value="-1.962551191" calcext:value-type="float">
            <text:p>-1.96255</text:p>
          </table:table-cell>
          <table:table-cell office:value-type="float" office:value="42.66666667" calcext:value-type="float">
            <text:p>42.66667</text:p>
          </table:table-cell>
          <table:table-cell office:value-type="float" office:value="-2.082707387" calcext:value-type="float">
            <text:p>-2.08271</text:p>
          </table:table-cell>
        </table:table-row>
        <table:table-row table:style-name="ro2">
          <table:table-cell office:value-type="float" office:value="2.5" calcext:value-type="float">
            <text:p>2.50000</text:p>
          </table:table-cell>
          <table:table-cell office:value-type="float" office:value="-2.563332168" calcext:value-type="float">
            <text:p>-2.56333</text:p>
          </table:table-cell>
          <table:table-cell office:value-type="float" office:value="7.566666667" calcext:value-type="float">
            <text:p>7.56667</text:p>
          </table:table-cell>
          <table:table-cell office:value-type="float" office:value="-3.003904885" calcext:value-type="float">
            <text:p>-3.00390</text:p>
          </table:table-cell>
          <table:table-cell office:value-type="float" office:value="11.9" calcext:value-type="float">
            <text:p>11.90000</text:p>
          </table:table-cell>
          <table:table-cell office:value-type="float" office:value="-2.883748689" calcext:value-type="float">
            <text:p>-2.88375</text:p>
          </table:table-cell>
          <table:table-cell office:value-type="float" office:value="15.66666667" calcext:value-type="float">
            <text:p>15.66667</text:p>
          </table:table-cell>
          <table:table-cell office:value-type="float" office:value="-2.523280103" calcext:value-type="float">
            <text:p>-2.52328</text:p>
          </table:table-cell>
          <table:table-cell office:value-type="float" office:value="19.5" calcext:value-type="float">
            <text:p>19.50000</text:p>
          </table:table-cell>
          <table:table-cell office:value-type="float" office:value="-2.603384233" calcext:value-type="float">
            <text:p>-2.60338</text:p>
          </table:table-cell>
          <table:table-cell office:value-type="float" office:value="24.16666667" calcext:value-type="float">
            <text:p>24.16667</text:p>
          </table:table-cell>
          <table:table-cell office:value-type="float" office:value="-2.643436299" calcext:value-type="float">
            <text:p>-2.64344</text:p>
          </table:table-cell>
          <table:table-cell office:value-type="float" office:value="29.73333333" calcext:value-type="float">
            <text:p>29.73333</text:p>
          </table:table-cell>
          <table:table-cell office:value-type="float" office:value="-2.323019778" calcext:value-type="float">
            <text:p>-2.32302</text:p>
          </table:table-cell>
          <table:table-cell office:value-type="float" office:value="33.73333333" calcext:value-type="float">
            <text:p>33.73333</text:p>
          </table:table-cell>
          <table:table-cell office:value-type="float" office:value="-2.603384233" calcext:value-type="float">
            <text:p>-2.60338</text:p>
          </table:table-cell>
          <table:table-cell office:value-type="float" office:value="38.3" calcext:value-type="float">
            <text:p>38.30000</text:p>
          </table:table-cell>
          <table:table-cell office:value-type="float" office:value="-2.323019778" calcext:value-type="float">
            <text:p>-2.32302</text:p>
          </table:table-cell>
          <table:table-cell office:value-type="float" office:value="42.7" calcext:value-type="float">
            <text:p>42.70000</text:p>
          </table:table-cell>
          <table:table-cell office:value-type="float" office:value="-2.443175973" calcext:value-type="float">
            <text:p>-2.44318</text:p>
          </table:table-cell>
        </table:table-row>
        <table:table-row table:style-name="ro2">
          <table:table-cell office:value-type="float" office:value="2.533333333" calcext:value-type="float">
            <text:p>2.53333</text:p>
          </table:table-cell>
          <table:table-cell office:value-type="float" office:value="-3.003904885" calcext:value-type="float">
            <text:p>-3.00390</text:p>
          </table:table-cell>
          <table:table-cell office:value-type="float" office:value="7.6" calcext:value-type="float">
            <text:p>7.60000</text:p>
          </table:table-cell>
          <table:table-cell office:value-type="float" office:value="-3.12406108" calcext:value-type="float">
            <text:p>-3.12406</text:p>
          </table:table-cell>
          <table:table-cell office:value-type="float" office:value="11.93333333" calcext:value-type="float">
            <text:p>11.93333</text:p>
          </table:table-cell>
          <table:table-cell office:value-type="float" office:value="-3.04395695" calcext:value-type="float">
            <text:p>-3.04396</text:p>
          </table:table-cell>
          <table:table-cell office:value-type="float" office:value="15.7" calcext:value-type="float">
            <text:p>15.70000</text:p>
          </table:table-cell>
          <table:table-cell office:value-type="float" office:value="-3.003904885" calcext:value-type="float">
            <text:p>-3.00390</text:p>
          </table:table-cell>
          <table:table-cell office:value-type="float" office:value="19.53333333" calcext:value-type="float">
            <text:p>19.53333</text:p>
          </table:table-cell>
          <table:table-cell office:value-type="float" office:value="-3.12406108" calcext:value-type="float">
            <text:p>-3.12406</text:p>
          </table:table-cell>
          <table:table-cell office:value-type="float" office:value="24.2" calcext:value-type="float">
            <text:p>24.20000</text:p>
          </table:table-cell>
          <table:table-cell office:value-type="float" office:value="-2.883748689" calcext:value-type="float">
            <text:p>-2.88375</text:p>
          </table:table-cell>
          <table:table-cell office:value-type="float" office:value="29.76666667" calcext:value-type="float">
            <text:p>29.76667</text:p>
          </table:table-cell>
          <table:table-cell office:value-type="float" office:value="-2.803644559" calcext:value-type="float">
            <text:p>-2.80364</text:p>
          </table:table-cell>
          <table:table-cell office:value-type="float" office:value="33.76666667" calcext:value-type="float">
            <text:p>33.76667</text:p>
          </table:table-cell>
          <table:table-cell office:value-type="float" office:value="-3.12406108" calcext:value-type="float">
            <text:p>-3.12406</text:p>
          </table:table-cell>
          <table:table-cell office:value-type="float" office:value="38.33333333" calcext:value-type="float">
            <text:p>38.33333</text:p>
          </table:table-cell>
          <table:table-cell office:value-type="float" office:value="-2.843696624" calcext:value-type="float">
            <text:p>-2.84370</text:p>
          </table:table-cell>
          <table:table-cell office:value-type="float" office:value="42.73333333" calcext:value-type="float">
            <text:p>42.73333</text:p>
          </table:table-cell>
          <table:table-cell office:value-type="float" office:value="-2.843696624" calcext:value-type="float">
            <text:p>-2.84370</text:p>
          </table:table-cell>
        </table:table-row>
        <table:table-row table:style-name="ro2">
          <table:table-cell office:value-type="float" office:value="2.566666667" calcext:value-type="float">
            <text:p>2.56667</text:p>
          </table:table-cell>
          <table:table-cell office:value-type="float" office:value="-3.20416521" calcext:value-type="float">
            <text:p>-3.20417</text:p>
          </table:table-cell>
          <table:table-cell office:value-type="float" office:value="7.633333333" calcext:value-type="float">
            <text:p>7.63333</text:p>
          </table:table-cell>
          <table:table-cell office:value-type="float" office:value="-3.284269341" calcext:value-type="float">
            <text:p>-3.28427</text:p>
          </table:table-cell>
          <table:table-cell office:value-type="float" office:value="11.96666667" calcext:value-type="float">
            <text:p>11.96667</text:p>
          </table:table-cell>
          <table:table-cell office:value-type="float" office:value="-3.484529666" calcext:value-type="float">
            <text:p>-3.48453</text:p>
          </table:table-cell>
          <table:table-cell office:value-type="float" office:value="15.73333333" calcext:value-type="float">
            <text:p>15.73333</text:p>
          </table:table-cell>
          <table:table-cell office:value-type="float" office:value="-3.284269341" calcext:value-type="float">
            <text:p>-3.28427</text:p>
          </table:table-cell>
          <table:table-cell office:value-type="float" office:value="19.56666667" calcext:value-type="float">
            <text:p>19.56667</text:p>
          </table:table-cell>
          <table:table-cell office:value-type="float" office:value="-3.404425536" calcext:value-type="float">
            <text:p>-3.40443</text:p>
          </table:table-cell>
          <table:table-cell office:value-type="float" office:value="24.23333333" calcext:value-type="float">
            <text:p>24.23333</text:p>
          </table:table-cell>
          <table:table-cell office:value-type="float" office:value="-3.164113145" calcext:value-type="float">
            <text:p>-3.16411</text:p>
          </table:table-cell>
          <table:table-cell office:value-type="float" office:value="29.8" calcext:value-type="float">
            <text:p>29.80000</text:p>
          </table:table-cell>
          <table:table-cell office:value-type="float" office:value="-3.084009015" calcext:value-type="float">
            <text:p>-3.08401</text:p>
          </table:table-cell>
          <table:table-cell office:value-type="float" office:value="33.8" calcext:value-type="float">
            <text:p>33.80000</text:p>
          </table:table-cell>
          <table:table-cell office:value-type="float" office:value="-3.404425536" calcext:value-type="float">
            <text:p>-3.40443</text:p>
          </table:table-cell>
          <table:table-cell office:value-type="float" office:value="38.36666667" calcext:value-type="float">
            <text:p>38.36667</text:p>
          </table:table-cell>
          <table:table-cell office:value-type="float" office:value="-3.003904885" calcext:value-type="float">
            <text:p>-3.00390</text:p>
          </table:table-cell>
          <table:table-cell office:value-type="float" office:value="42.76666667" calcext:value-type="float">
            <text:p>42.76667</text:p>
          </table:table-cell>
          <table:table-cell office:value-type="float" office:value="-3.20416521" calcext:value-type="float">
            <text:p>-3.20417</text:p>
          </table:table-cell>
        </table:table-row>
        <table:table-row table:style-name="ro2">
          <table:table-cell office:value-type="float" office:value="2.6" calcext:value-type="float">
            <text:p>2.60000</text:p>
          </table:table-cell>
          <table:table-cell office:value-type="float" office:value="-3.444477601" calcext:value-type="float">
            <text:p>-3.44448</text:p>
          </table:table-cell>
          <table:table-cell office:value-type="float" office:value="7.666666667" calcext:value-type="float">
            <text:p>7.66667</text:p>
          </table:table-cell>
          <table:table-cell office:value-type="float" office:value="-3.644737927" calcext:value-type="float">
            <text:p>-3.64474</text:p>
          </table:table-cell>
          <table:table-cell office:value-type="float" office:value="12" calcext:value-type="float">
            <text:p>12.00000</text:p>
          </table:table-cell>
          <table:table-cell office:value-type="float" office:value="-3.724842057" calcext:value-type="float">
            <text:p>-3.72484</text:p>
          </table:table-cell>
          <table:table-cell office:value-type="float" office:value="15.76666667" calcext:value-type="float">
            <text:p>15.76667</text:p>
          </table:table-cell>
          <table:table-cell office:value-type="float" office:value="-3.444477601" calcext:value-type="float">
            <text:p>-3.44448</text:p>
          </table:table-cell>
          <table:table-cell office:value-type="float" office:value="19.6" calcext:value-type="float">
            <text:p>19.60000</text:p>
          </table:table-cell>
          <table:table-cell office:value-type="float" office:value="-3.564633797" calcext:value-type="float">
            <text:p>-3.56463</text:p>
          </table:table-cell>
          <table:table-cell office:value-type="float" office:value="24.26666667" calcext:value-type="float">
            <text:p>24.26667</text:p>
          </table:table-cell>
          <table:table-cell office:value-type="float" office:value="-3.404425536" calcext:value-type="float">
            <text:p>-3.40443</text:p>
          </table:table-cell>
          <table:table-cell office:value-type="float" office:value="29.83333333" calcext:value-type="float">
            <text:p>29.83333</text:p>
          </table:table-cell>
          <table:table-cell office:value-type="float" office:value="-3.12406108" calcext:value-type="float">
            <text:p>-3.12406</text:p>
          </table:table-cell>
          <table:table-cell office:value-type="float" office:value="33.83333333" calcext:value-type="float">
            <text:p>33.83333</text:p>
          </table:table-cell>
          <table:table-cell office:value-type="float" office:value="-3.324321406" calcext:value-type="float">
            <text:p>-3.32432</text:p>
          </table:table-cell>
          <table:table-cell office:value-type="float" office:value="38.4" calcext:value-type="float">
            <text:p>38.40000</text:p>
          </table:table-cell>
          <table:table-cell office:value-type="float" office:value="-3.164113145" calcext:value-type="float">
            <text:p>-3.16411</text:p>
          </table:table-cell>
          <table:table-cell office:value-type="float" office:value="42.8" calcext:value-type="float">
            <text:p>42.80000</text:p>
          </table:table-cell>
          <table:table-cell office:value-type="float" office:value="-3.564633797" calcext:value-type="float">
            <text:p>-3.56463</text:p>
          </table:table-cell>
        </table:table-row>
        <table:table-row table:style-name="ro2">
          <table:table-cell office:value-type="float" office:value="2.633333333" calcext:value-type="float">
            <text:p>2.63333</text:p>
          </table:table-cell>
          <table:table-cell office:value-type="float" office:value="-3.804946187" calcext:value-type="float">
            <text:p>-3.80495</text:p>
          </table:table-cell>
          <table:table-cell office:value-type="float" office:value="7.7" calcext:value-type="float">
            <text:p>7.70000</text:p>
          </table:table-cell>
          <table:table-cell office:value-type="float" office:value="-3.925102383" calcext:value-type="float">
            <text:p>-3.92510</text:p>
          </table:table-cell>
          <table:table-cell office:value-type="float" office:value="12.03333333" calcext:value-type="float">
            <text:p>12.03333</text:p>
          </table:table-cell>
          <table:table-cell office:value-type="float" office:value="-4.005206513" calcext:value-type="float">
            <text:p>-4.00521</text:p>
          </table:table-cell>
          <table:table-cell office:value-type="float" office:value="15.8" calcext:value-type="float">
            <text:p>15.80000</text:p>
          </table:table-cell>
          <table:table-cell office:value-type="float" office:value="-3.724842057" calcext:value-type="float">
            <text:p>-3.72484</text:p>
          </table:table-cell>
          <table:table-cell office:value-type="float" office:value="19.63333333" calcext:value-type="float">
            <text:p>19.63333</text:p>
          </table:table-cell>
          <table:table-cell office:value-type="float" office:value="-3.844998252" calcext:value-type="float">
            <text:p>-3.84500</text:p>
          </table:table-cell>
          <table:table-cell office:value-type="float" office:value="24.3" calcext:value-type="float">
            <text:p>24.30000</text:p>
          </table:table-cell>
          <table:table-cell office:value-type="float" office:value="-3.524581731" calcext:value-type="float">
            <text:p>-3.52458</text:p>
          </table:table-cell>
          <table:table-cell office:value-type="float" office:value="29.86666667" calcext:value-type="float">
            <text:p>29.86667</text:p>
          </table:table-cell>
          <table:table-cell office:value-type="float" office:value="-3.564633797" calcext:value-type="float">
            <text:p>-3.56463</text:p>
          </table:table-cell>
          <table:table-cell office:value-type="float" office:value="33.86666667" calcext:value-type="float">
            <text:p>33.86667</text:p>
          </table:table-cell>
          <table:table-cell office:value-type="float" office:value="-3.764894122" calcext:value-type="float">
            <text:p>-3.76489</text:p>
          </table:table-cell>
          <table:table-cell office:value-type="float" office:value="38.43333333" calcext:value-type="float">
            <text:p>38.43333</text:p>
          </table:table-cell>
          <table:table-cell office:value-type="float" office:value="-3.724842057" calcext:value-type="float">
            <text:p>-3.72484</text:p>
          </table:table-cell>
          <table:table-cell office:value-type="float" office:value="42.83333333" calcext:value-type="float">
            <text:p>42.83333</text:p>
          </table:table-cell>
          <table:table-cell office:value-type="float" office:value="-3.684789992" calcext:value-type="float">
            <text:p>-3.68479</text:p>
          </table:table-cell>
        </table:table-row>
        <table:table-row table:style-name="ro2">
          <table:table-cell office:value-type="float" office:value="2.666666667" calcext:value-type="float">
            <text:p>2.66667</text:p>
          </table:table-cell>
          <table:table-cell office:value-type="float" office:value="-3.965154448" calcext:value-type="float">
            <text:p>-3.96515</text:p>
          </table:table-cell>
          <table:table-cell office:value-type="float" office:value="7.733333333" calcext:value-type="float">
            <text:p>7.73333</text:p>
          </table:table-cell>
          <table:table-cell office:value-type="float" office:value="-4.285570969" calcext:value-type="float">
            <text:p>-4.28557</text:p>
          </table:table-cell>
          <table:table-cell office:value-type="float" office:value="12.06666667" calcext:value-type="float">
            <text:p>12.06667</text:p>
          </table:table-cell>
          <table:table-cell office:value-type="float" office:value="-4.245518904" calcext:value-type="float">
            <text:p>-4.24552</text:p>
          </table:table-cell>
          <table:table-cell office:value-type="float" office:value="15.83333333" calcext:value-type="float">
            <text:p>15.83333</text:p>
          </table:table-cell>
          <table:table-cell office:value-type="float" office:value="-4.005206513" calcext:value-type="float">
            <text:p>-4.00521</text:p>
          </table:table-cell>
          <table:table-cell office:value-type="float" office:value="19.66666667" calcext:value-type="float">
            <text:p>19.66667</text:p>
          </table:table-cell>
          <table:table-cell office:value-type="float" office:value="-4.125362708" calcext:value-type="float">
            <text:p>-4.12536</text:p>
          </table:table-cell>
          <table:table-cell office:value-type="float" office:value="24.33333333" calcext:value-type="float">
            <text:p>24.33333</text:p>
          </table:table-cell>
          <table:table-cell office:value-type="float" office:value="-3.885050318" calcext:value-type="float">
            <text:p>-3.88505</text:p>
          </table:table-cell>
          <table:table-cell office:value-type="float" office:value="29.9" calcext:value-type="float">
            <text:p>29.90000</text:p>
          </table:table-cell>
          <table:table-cell office:value-type="float" office:value="-3.965154448" calcext:value-type="float">
            <text:p>-3.96515</text:p>
          </table:table-cell>
          <table:table-cell office:value-type="float" office:value="33.9" calcext:value-type="float">
            <text:p>33.90000</text:p>
          </table:table-cell>
          <table:table-cell office:value-type="float" office:value="-4.205466839" calcext:value-type="float">
            <text:p>-4.20547</text:p>
          </table:table-cell>
          <table:table-cell office:value-type="float" office:value="38.46666667" calcext:value-type="float">
            <text:p>38.46667</text:p>
          </table:table-cell>
          <table:table-cell office:value-type="float" office:value="-3.925102383" calcext:value-type="float">
            <text:p>-3.92510</text:p>
          </table:table-cell>
          <table:table-cell office:value-type="float" office:value="42.86666667" calcext:value-type="float">
            <text:p>42.86667</text:p>
          </table:table-cell>
          <table:table-cell office:value-type="float" office:value="-3.925102383" calcext:value-type="float">
            <text:p>-3.92510</text:p>
          </table:table-cell>
        </table:table-row>
        <table:table-row table:style-name="ro2">
          <table:table-cell office:value-type="float" office:value="2.7" calcext:value-type="float">
            <text:p>2.70000</text:p>
          </table:table-cell>
          <table:table-cell office:value-type="float" office:value="-4.325623034" calcext:value-type="float">
            <text:p>-4.32562</text:p>
          </table:table-cell>
          <table:table-cell/>
          <table:table-cell table:style-name="Default"/>
          <table:table-cell/>
          <table:table-cell table:style-name="Default"/>
          <table:table-cell/>
          <table:table-cell table:style-name="Default"/>
          <table:table-cell/>
          <table:table-cell table:style-name="Default"/>
          <table:table-cell office:value-type="float" office:value="24.36666667" calcext:value-type="float">
            <text:p>24.36667</text:p>
          </table:table-cell>
          <table:table-cell office:value-type="float" office:value="-4.165414774" calcext:value-type="float">
            <text:p>-4.16541</text:p>
          </table:table-cell>
          <table:table-cell office:value-type="float" office:value="29.93333333" calcext:value-type="float">
            <text:p>29.93333</text:p>
          </table:table-cell>
          <table:table-cell office:value-type="float" office:value="-4.165414774" calcext:value-type="float">
            <text:p>-4.16541</text:p>
          </table:table-cell>
          <table:table-cell office:value-type="float" office:value="33.93333333" calcext:value-type="float">
            <text:p>33.93333</text:p>
          </table:table-cell>
          <table:table-cell office:value-type="float" office:value="-4.285570969" calcext:value-type="float">
            <text:p>-4.28557</text:p>
          </table:table-cell>
          <table:table-cell office:value-type="float" office:value="38.5" calcext:value-type="float">
            <text:p>38.50000</text:p>
          </table:table-cell>
          <table:table-cell office:value-type="float" office:value="-3.885050318" calcext:value-type="float">
            <text:p>-3.88505</text:p>
          </table:table-cell>
          <table:table-cell office:value-type="float" office:value="42.9" calcext:value-type="float">
            <text:p>42.90000</text:p>
          </table:table-cell>
          <table:table-cell office:value-type="float" office:value="-4.165414774" calcext:value-type="float">
            <text:p>-4.16541</text:p>
          </table:table-cell>
        </table:table-row>
        <table:table-row table:style-name="ro2">
          <table:table-cell table:style-name="Default" table:number-columns-repeated="2"/>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row>
        <table:table-row table:style-name="ro2">
          <table:table-cell office:value-type="string" calcext:value-type="string">
            <text:p>Acc:</text:p>
          </table:table-cell>
          <table:table-cell office:value-type="float" office:value="-9.0882" calcext:value-type="float">
            <text:p>-9.08820</text:p>
          </table:table-cell>
          <table:table-cell/>
          <table:table-cell office:value-type="float" office:value="-9.11" calcext:value-type="float">
            <text:p>-9.11000</text:p>
          </table:table-cell>
          <table:table-cell/>
          <table:table-cell office:value-type="float" office:value="-9.4669" calcext:value-type="float">
            <text:p>-9.46690</text:p>
          </table:table-cell>
          <table:table-cell/>
          <table:table-cell office:value-type="float" office:value="-9.4377" calcext:value-type="float">
            <text:p>-9.43770</text:p>
          </table:table-cell>
          <table:table-cell/>
          <table:table-cell office:value-type="float" office:value="-9.496" calcext:value-type="float">
            <text:p>-9.49600</text:p>
          </table:table-cell>
          <table:table-cell/>
          <table:table-cell office:value-type="float" office:value="-9.1319" calcext:value-type="float">
            <text:p>-9.13190</text:p>
          </table:table-cell>
          <table:table-cell/>
          <table:table-cell office:value-type="float" office:value="-9.4486" calcext:value-type="float">
            <text:p>-9.44860</text:p>
          </table:table-cell>
          <table:table-cell/>
          <table:table-cell office:value-type="float" office:value="-9.0226" calcext:value-type="float">
            <text:p>-9.02260</text:p>
          </table:table-cell>
          <table:table-cell/>
          <table:table-cell office:value-type="float" office:value="-9.5033" calcext:value-type="float">
            <text:p>-9.50330</text:p>
          </table:table-cell>
          <table:table-cell/>
          <table:table-cell office:value-type="float" office:value="-9.536" calcext:value-type="float">
            <text:p>-9.53600</text:p>
          </table:table-cell>
        </table:table-row>
        <table:table-row table:style-name="ro2">
          <table:table-cell office:value-type="string" calcext:value-type="string">
            <text:p>Avg:</text:p>
          </table:table-cell>
          <table:table-cell office:value-type="float" office:value="-9.32412" calcext:value-type="float">
            <text:p>-9.32412</text:p>
          </table:table-cell>
          <table:table-cell table:number-columns-repeated="1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0" loext:min-decimal-places="0"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12:31:01.7026361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39.3pt"/>
    </style:style>
    <style:style style:name="co3" style:family="table-column">
      <style:table-column-properties fo:break-before="auto" style:column-width="78.69pt"/>
    </style:style>
    <style:style style:name="co4" style:family="table-column">
      <style:table-column-properties fo:break-before="auto" style:column-width="86.46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6">
      <style:table-cell-properties style:text-align-source="fix" style:repeat-content="false" style:rotation-align="none"/>
      <style:paragraph-properties fo:text-align="end" fo:margin-left="0pt"/>
      <style:text-properties style:text-position="" fo:font-weight="bold" style:font-weight-asian="bold" style:font-weight-complex="bold"/>
    </style:style>
    <style:style style:name="ce2" style:family="table-cell" style:parent-style-name="Default" style:data-style-name="N126">
      <style:table-cell-properties style:rotation-align="none"/>
      <style:text-properties style:text-position="" fo:font-weight="bold" style:font-weight-asian="bold" style:font-weight-complex="bold"/>
    </style:style>
    <style:style style:name="ce3" style:family="table-cell" style:parent-style-name="Default" style:data-style-name="N126">
      <style:table-cell-properties style:text-align-source="fix" style:repeat-content="false" style:rotation-align="none"/>
      <style:paragraph-properties fo:text-align="center" fo:margin-left="0pt"/>
      <style:text-properties style:text-position=""/>
    </style:style>
    <style:style style:name="ce4" style:family="table-cell" style:parent-style-name="Default" style:data-style-name="N126">
      <style:table-cell-properties style:text-align-source="fix" style:repeat-content="false" style:rotation-align="none"/>
      <style:paragraph-properties fo:text-align="end" fo:margin-left="0pt"/>
      <style:text-properties fo:font-weight="bold" style:font-weight-asian="bold" style:font-weight-complex="bold"/>
    </style:style>
    <style:style style:name="ce5" style:family="table-cell" style:parent-style-name="Default" style:data-style-name="N126">
      <style:table-cell-properties style:rotation-align="none"/>
      <style:text-properties fo:font-weight="bold" style:font-weight-asian="bold" style:font-weight-complex="bold"/>
    </style:style>
    <style:style style:name="ce6" style:family="table-cell" style:parent-style-name="Default" style:data-style-name="N126">
      <style:table-cell-properties style:text-align-source="fix" style:repeat-content="false" style:rotation-align="none"/>
      <style:paragraph-properties fo:text-align="center" fo:margin-left="0pt"/>
    </style:style>
  </office:automatic-styles>
  <office:body>
    <office:spreadsheet>
      <table:calculation-settings table:case-sensitive="false" table:automatic-find-labels="false" table:use-regular-expressions="false">
        <table:iteration table:maximum-difference="0.0001"/>
      </table:calculation-settings>
      <table:table table:name="Sheet5"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4">
          <table:table-cell table:number-columns-repeated="5"/>
        </table:table-row>
        <table:table-row table:style-name="ro2">
          <table:table-cell table:number-columns-repeated="3"/>
          <table:table-cell table:style-name="ce5" office:value-type="string" calcext:value-type="string">
            <text:p>SA (m^2)</text:p>
          </table:table-cell>
          <table:table-cell table:style-name="ce5" office:value-type="string" calcext:value-type="string">
            <text:p>F_air (N)</text:p>
          </table:table-cell>
        </table:table-row>
        <table:table-row table:style-name="ro2">
          <table:table-cell table:number-columns-repeated="2"/>
          <table:table-cell table:style-name="ce4" office:value-type="string" calcext:value-type="string">
            <text:p>Printer box</text:p>
          </table:table-cell>
          <table:table-cell table:style-name="ce6" office:value-type="float" office:value="0.070224" calcext:value-type="float">
            <text:p>0.07022</text:p>
          </table:table-cell>
          <table:table-cell table:style-name="ce6" office:value-type="float" office:value="0.2421" calcext:value-type="float">
            <text:p>0.24210</text:p>
          </table:table-cell>
        </table:table-row>
        <table:table-row table:style-name="ro2">
          <table:table-cell table:number-columns-repeated="2"/>
          <table:table-cell table:style-name="ce4" office:value-type="string" calcext:value-type="string">
            <text:p>Textbook</text:p>
          </table:table-cell>
          <table:table-cell table:style-name="ce6" office:value-type="float" office:value="0.04465" calcext:value-type="float">
            <text:p>0.04465</text:p>
          </table:table-cell>
          <table:table-cell table:style-name="ce6" office:value-type="float" office:value="0.16569" calcext:value-type="float">
            <text:p>0.16569</text:p>
          </table:table-cell>
        </table:table-row>
        <table:table-row table:style-name="ro2">
          <table:table-cell table:number-columns-repeated="2"/>
          <table:table-cell table:style-name="ce4" office:value-type="string" calcext:value-type="string">
            <text:p>Notebook</text:p>
          </table:table-cell>
          <table:table-cell table:style-name="ce6" office:value-type="float" office:value="0.041886" calcext:value-type="float">
            <text:p>0.04189</text:p>
          </table:table-cell>
          <table:table-cell table:style-name="ce6" office:value-type="float" office:value="0.1535" calcext:value-type="float">
            <text:p>0.15350</text:p>
          </table:table-cell>
        </table:table-row>
        <table:table-row table:style-name="ro2">
          <table:table-cell table:number-columns-repeated="2"/>
          <table:table-cell table:style-name="ce4" office:value-type="string" calcext:value-type="string">
            <text:p>Camera box</text:p>
          </table:table-cell>
          <table:table-cell table:style-name="ce6" office:value-type="float" office:value="0.031654" calcext:value-type="float">
            <text:p>0.03165</text:p>
          </table:table-cell>
          <table:table-cell table:style-name="ce6" office:value-type="float" office:value="0.11084" calcext:value-type="float">
            <text:p>0.11084</text:p>
          </table:table-cell>
        </table:table-row>
        <table:table-row table:style-name="ro2">
          <table:table-cell table:number-columns-repeated="2"/>
          <table:table-cell table:style-name="ce4" office:value-type="string" calcext:value-type="string">
            <text:p>Two sponges taped together</text:p>
          </table:table-cell>
          <table:table-cell table:style-name="ce6" office:value-type="float" office:value="0.0269" calcext:value-type="float">
            <text:p>0.02690</text:p>
          </table:table-cell>
          <table:table-cell table:style-name="ce6" office:value-type="float" office:value="0.090163" calcext:value-type="float">
            <text:p>0.09016</text:p>
          </table:table-cell>
        </table:table-row>
        <table:table-row table:style-name="ro2">
          <table:table-cell table:number-columns-repeated="2"/>
          <table:table-cell table:style-name="ce4" office:value-type="string" calcext:value-type="string">
            <text:p>Two sponges stacked</text:p>
          </table:table-cell>
          <table:table-cell table:style-name="ce6" office:value-type="float" office:value="0.0134" calcext:value-type="float">
            <text:p>0.01340</text:p>
          </table:table-cell>
          <table:table-cell table:style-name="ce6" office:value-type="float" office:value="0.064512" calcext:value-type="float">
            <text:p>0.06451</text:p>
          </table:table-cell>
        </table:table-row>
        <table:table-row table:style-name="ro2">
          <table:table-cell table:number-columns-repeated="2"/>
          <table:table-cell table:style-name="ce4" office:value-type="string" calcext:value-type="string">
            <text:p>Single sponge </text:p>
          </table:table-cell>
          <table:table-cell table:style-name="ce6" office:value-type="float" office:value="0.00931" calcext:value-type="float">
            <text:p>0.00931</text:p>
          </table:table-cell>
          <table:table-cell table:style-name="ce6" office:value-type="float" office:value="0.01225" calcext:value-type="float">
            <text:p>0.01225</text:p>
          </table:table-cell>
        </table:table-row>
        <table:table-row table:style-name="ro2">
          <table:table-cell table:number-columns-repeated="2"/>
          <table:table-cell table:style-name="ce4" office:value-type="string" calcext:value-type="string">
            <text:p>Sponge with 20g weight</text:p>
          </table:table-cell>
          <table:table-cell table:style-name="ce6" office:value-type="float" office:value="0.00931" calcext:value-type="float">
            <text:p>0.00931</text:p>
          </table:table-cell>
          <table:table-cell table:style-name="ce6" office:value-type="float" office:value="0.0207" calcext:value-type="float">
            <text:p>0.0207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0" loext:min-decimal-places="0"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12:37:12.4579804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number number:decimal-places="5" loext:min-decimal-places="5"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treat-empty-cells="ignore"/>
    </style:style>
    <style:style style:name="ch5" style:family="chart" style:data-style-name="N121">
      <style:chart-properties chart:display-label="true" chart:tick-marks-major-inner="false" chart:tick-marks-major-outer="false" chart:logarithmic="false" chart:minimum="0.008" chart:maximum="0.072"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width="0.026cm" svg:stroke-color="#d9d9d9"/>
    </style:style>
    <style:style style:name="ch8" style:family="chart" style:data-style-name="N121">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font-size="9pt" style:font-size-asian="9pt" style:font-size-complex="9pt"/>
    </style:style>
    <style:style style:name="ch10" style:family="chart" style:data-style-name="N12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5b9bd5" draw:fill-color="#5b9bd5"/>
      <style:text-properties fo:color="#000000" style:text-position="0% 100%" fo:font-family="Calibri" fo:font-size="10pt" style:font-size-asian="10pt" style:font-size-complex="10pt"/>
    </style:style>
    <style:style style:name="ch11" style:family="chart">
      <style:chart-properties loext:regression-name="" loext:regression-max-degree="2" loext:regression-period="2" loext:regression-force-intercept="false" chart:regression-type="linear"/>
      <style:graphic-properties draw:stroke="dash" draw:stroke-dash="msLineDash_20_1" svg:stroke-width="0.053cm" svg:stroke-color="#5b9bd5"/>
    </style:style>
    <style:style style:name="ch12" style:family="chart">
      <style:text-properties fo:color="#595959" style:text-position="0% 100%" fo:font-family="Calibri" fo:font-size="9pt" style:font-size-asian="9pt" style:font-size-complex="9pt"/>
    </style:style>
    <style:style style:name="ch13" style:family="chart">
      <style:chart-properties chart:solid-type="cuboid" chart:symbol-type="named-symbol" chart:symbol-name="circle" chart:symbol-width="0.176cm" chart:symbol-height="0.176cm"/>
    </style:style>
    <style:style style:name="ch14" style:family="chart">
      <style:graphic-properties draw:stroke="solid" draw:fill="none" draw:fill-color="#d9d9d9"/>
    </style:style>
    <style:style style:name="ch15" style:family="chart">
      <style:graphic-properties draw:fill-color="#d9d9d9"/>
    </style:style>
  </office:automatic-styles>
  <office:body>
    <office:chart>
      <chart:chart svg:width="17.393cm" svg:height="8.993cm" xlink:href="." xlink:type="simple" chart:class="chart:scatter" chart:style-name="ch1">
        <chart:title svg:x="4.175cm" svg:y="0.314cm" chart:style-name="ch2">
          <text:p>Surface Area vs. Resistive Air Force</text:p>
        </chart:title>
        <chart:subtitle svg:x="7.951cm" svg:y="1.372cm" chart:style-name="ch3">
          <text:p>sub-title</text:p>
        </chart:subtitle>
        <chart:plot-area chart:style-name="ch4" chart:data-source-has-labels="both" svg:x="1.343cm" svg:y="1.344cm" svg:width="14.43cm" svg:height="6.576cm">
          <chartooo:coordinate-region svg:x="2.82cm" svg:y="1.53cm" svg:width="12.953cm" svg:height="5.92cm"/>
          <chart:axis chart:dimension="x" chart:name="primary-x" chart:style-name="ch5" chartooo:axis-type="auto">
            <chart:title svg:x="7.125cm" svg:y="8.099cm" chart:style-name="ch6">
              <text:p>Surface Area (m^2)</text:p>
            </chart:title>
            <chart:categories table:cell-range-address="local-table.$A$2:.$A$9"/>
            <chart:grid chart:style-name="ch7" chart:class="major"/>
          </chart:axis>
          <chart:axis chart:dimension="y" chart:name="primary-y" chart:style-name="ch8">
            <chart:title svg:x="0.436cm" svg:y="6.607cm" chart:style-name="ch9">
              <text:p>Force of Air Resistance (N)</text:p>
            </chart:title>
            <chart:grid chart:style-name="ch7" chart:class="major"/>
          </chart:axis>
          <chart:series chart:style-name="ch10" chart:values-cell-range-address="local-table.$C$2:.$C$9" chart:label-cell-address="local-table.$C$1" chart:class="chart:scatter">
            <chart:domain table:cell-range-address="local-table.$B$2:.$B$9"/>
            <chart:regression-curve chart:style-name="ch11">
              <chart:equation chart:display-equation="true" chart:display-r-square="true" chart:style-name="ch12"/>
            </chart:regression-curve>
            <chart:data-point/>
            <chart:data-point chart:style-name="ch13"/>
            <chart:data-point/>
            <chart:data-point chart:style-name="ch13"/>
            <chart:data-point chart:repeated="4"/>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0269">
                <text:p>0.0269</text:p>
              </table:table-cell>
              <table:table-cell office:value-type="float" office:value="0.090163">
                <text:p>0.090163</text:p>
              </table:table-cell>
            </table:table-row>
            <table:table-row>
              <table:table-cell office:value-type="string">
                <text:p>2</text:p>
              </table:table-cell>
              <table:table-cell office:value-type="float" office:value="0.0134">
                <text:p>0.0134</text:p>
              </table:table-cell>
              <table:table-cell office:value-type="float" office:value="0.064512">
                <text:p>0.064512</text:p>
              </table:table-cell>
            </table:table-row>
            <table:table-row>
              <table:table-cell office:value-type="string">
                <text:p>3</text:p>
              </table:table-cell>
              <table:table-cell office:value-type="float" office:value="0.00931">
                <text:p>0.00931</text:p>
              </table:table-cell>
              <table:table-cell office:value-type="float" office:value="0.01225">
                <text:p>0.01225</text:p>
              </table:table-cell>
            </table:table-row>
            <table:table-row>
              <table:table-cell office:value-type="string">
                <text:p>4</text:p>
              </table:table-cell>
              <table:table-cell office:value-type="float" office:value="0.00931">
                <text:p>0.00931</text:p>
              </table:table-cell>
              <table:table-cell office:value-type="float" office:value="0.0207">
                <text:p>0.0207</text:p>
              </table:table-cell>
            </table:table-row>
            <table:table-row>
              <table:table-cell office:value-type="string">
                <text:p>5</text:p>
              </table:table-cell>
              <table:table-cell office:value-type="float" office:value="0.031654">
                <text:p>0.031654</text:p>
              </table:table-cell>
              <table:table-cell office:value-type="float" office:value="0.11084">
                <text:p>0.11084</text:p>
              </table:table-cell>
            </table:table-row>
            <table:table-row>
              <table:table-cell office:value-type="string">
                <text:p>6</text:p>
              </table:table-cell>
              <table:table-cell office:value-type="float" office:value="0.070224">
                <text:p>0.070224</text:p>
              </table:table-cell>
              <table:table-cell office:value-type="float" office:value="0.2421">
                <text:p>0.2421</text:p>
              </table:table-cell>
            </table:table-row>
            <table:table-row>
              <table:table-cell office:value-type="string">
                <text:p>7</text:p>
              </table:table-cell>
              <table:table-cell office:value-type="float" office:value="0.041886">
                <text:p>0.041886</text:p>
              </table:table-cell>
              <table:table-cell office:value-type="float" office:value="0.1535">
                <text:p>0.1535</text:p>
              </table:table-cell>
            </table:table-row>
            <table:table-row>
              <table:table-cell office:value-type="string">
                <text:p>8</text:p>
              </table:table-cell>
              <table:table-cell office:value-type="float" office:value="0.04465">
                <text:p>0.04465</text:p>
              </table:table-cell>
              <table:table-cell office:value-type="float" office:value="0.16569">
                <text:p>0.1656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msLineDash_20_1" draw:display-name="msLineDash 1" draw:style="round" draw:dots1="1" draw:dots1-length="53%" draw:distance="53%"/>
  </office:styles>
</office:document-styles>
</file>